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text-properties fo:font-size="8pt" officeooo:paragraph-rsid="002c4757" style:font-size-asian="8pt" style:font-size-complex="8pt"/>
    </style:style>
    <style:style style:name="P4" style:family="paragraph" style:parent-style-name="Standard">
      <style:text-properties fo:font-size="8pt" style:font-size-asian="7pt" style:font-size-complex="8pt"/>
    </style:style>
    <style:style style:name="P5" style:family="paragraph" style:parent-style-name="Standard">
      <style:text-properties fo:font-size="12pt" style:font-size-asian="12pt" style:font-size-complex="12pt"/>
    </style:style>
    <style:style style:name="P6" style:family="paragraph" style:parent-style-name="Standard">
      <style:text-properties officeooo:paragraph-rsid="001f1e8d"/>
    </style:style>
    <style:style style:name="P7" style:family="paragraph" style:parent-style-name="Standard">
      <style:text-properties officeooo:paragraph-rsid="0022872c"/>
    </style:style>
    <style:style style:name="P8" style:family="paragraph" style:parent-style-name="Standard">
      <style:text-properties fo:font-weight="normal" officeooo:paragraph-rsid="002998ca" style:font-weight-asian="normal" style:font-weight-complex="normal"/>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paragraph-properties fo:padding="0.074cm" fo:border-left="none" fo:border-right="none" fo:border-top="none" fo:border-bottom="0.06pt solid #000000" style:join-border="false"/>
      <style:text-properties fo:font-size="8pt" style:font-size-asian="8pt" style:font-size-complex="8pt"/>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paragraph-properties fo:margin-top="0cm" fo:margin-bottom="0cm" loext:contextual-spacing="false" fo:padding="0.074cm" fo:border-left="none" fo:border-right="none" fo:border-top="none" fo:border-bottom="0.06pt solid #000000" style:join-border="false"/>
    </style:style>
    <style:style style:name="P13" style:family="paragraph" style:parent-style-name="Preformatted_20_Text">
      <style:paragraph-properties fo:margin-top="0cm" fo:margin-bottom="0cm" loext:contextual-spacing="false"/>
      <style:text-properties fo:font-size="8pt" style:font-size-asian="8pt" style:font-size-complex="8pt"/>
    </style:style>
    <style:style style:name="P14" style:family="paragraph" style:parent-style-name="Standard">
      <style:text-properties fo:font-size="8pt" style:font-size-asian="8pt" style:font-size-complex="8pt"/>
    </style:style>
    <style:style style:name="P15" style:family="paragraph" style:parent-style-name="Standard">
      <style:text-properties fo:font-size="8pt" officeooo:paragraph-rsid="0041512c" style:font-size-asian="8pt" style:font-size-complex="8pt"/>
    </style:style>
    <style:style style:name="P16" style:family="paragraph" style:parent-style-name="Standard" style:list-style-name="L7">
      <style:text-properties officeooo:paragraph-rsid="0041512c"/>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paragraph-rsid="003a646a"/>
    </style:style>
    <style:style style:name="P19" style:family="paragraph" style:parent-style-name="Standard">
      <style:text-properties officeooo:paragraph-rsid="001f1e8d"/>
    </style:style>
    <style:style style:name="P20" style:family="paragraph" style:parent-style-name="Standard">
      <style:text-properties style:font-name="Times New Roman" fo:font-size="8pt" officeooo:paragraph-rsid="0041512c" style:font-size-asian="8pt" style:font-size-complex="8pt"/>
    </style:style>
    <style:style style:name="P21" style:family="paragraph" style:parent-style-name="Standard">
      <style:text-properties fo:font-size="12pt" officeooo:paragraph-rsid="0041512c" style:font-size-asian="12pt" style:font-size-complex="12pt"/>
    </style:style>
    <style:style style:name="P22" style:family="paragraph" style:parent-style-name="Standard" style:list-style-name="L12">
      <style:text-properties officeooo:paragraph-rsid="0041512c"/>
    </style:style>
    <style:style style:name="P23" style:family="paragraph" style:parent-style-name="Standard">
      <style:text-properties officeooo:paragraph-rsid="0041512c"/>
    </style:style>
    <style:style style:name="P24" style:family="paragraph" style:parent-style-name="Standard">
      <style:paragraph-properties fo:text-align="center" style:justify-single-word="false"/>
      <style:text-properties officeooo:paragraph-rsid="0041f9bd"/>
    </style:style>
    <style:style style:name="P25" style:family="paragraph" style:parent-style-name="Standard">
      <style:text-properties officeooo:paragraph-rsid="00433ec4"/>
    </style:style>
    <style:style style:name="P26" style:family="paragraph" style:parent-style-name="Standard">
      <style:text-properties officeooo:paragraph-rsid="004348fb"/>
    </style:style>
    <style:style style:name="P27" style:family="paragraph" style:parent-style-name="Standard">
      <style:text-properties fo:font-size="7pt" style:font-size-asian="7pt" style:font-size-complex="7pt"/>
    </style:style>
    <style:style style:name="P28" style:family="paragraph" style:parent-style-name="Standard">
      <style:paragraph-properties fo:padding="0.074cm" fo:border-left="none" fo:border-right="none" fo:border-top="none" fo:border-bottom="0.06pt solid #000000" style:join-border="false"/>
      <style:text-properties officeooo:paragraph-rsid="0041512c"/>
    </style:style>
    <style:style style:name="P29" style:family="paragraph" style:parent-style-name="Heading_20_3">
      <style:text-properties officeooo:paragraph-rsid="0041512c"/>
    </style:style>
    <style:style style:name="P30" style:family="paragraph" style:parent-style-name="Heading_20_2">
      <style:text-properties officeooo:paragraph-rsid="0041512c"/>
    </style:style>
    <style:style style:name="P31" style:family="paragraph" style:parent-style-name="Title">
      <style:paragraph-properties fo:margin-top="0cm" fo:margin-bottom="0cm" loext:contextual-spacing="false"/>
      <style:text-properties fo:font-size="24pt" style:font-size-asian="24pt" style:font-size-complex="24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ru" fo:country="RU"/>
    </style:style>
    <style:style style:name="T2" style:family="text">
      <style:text-properties fo:font-weight="bold" style:font-weight-asian="bold" style:font-weight-complex="bold"/>
    </style:style>
    <style:style style:name="T3" style:family="text">
      <style:text-properties fo:font-weight="bold" officeooo:rsid="003422ac" style:font-weight-asian="bold" style:font-weight-complex="bold"/>
    </style:style>
    <style:style style:name="T4" style:family="text">
      <style:text-properties fo:font-weight="bold" officeooo:rsid="003b3336" style:font-weight-asian="bold" style:font-weight-complex="bold"/>
    </style:style>
    <style:style style:name="T5" style:family="text">
      <style:text-properties fo:font-weight="bold" officeooo:rsid="003f2607" style:font-weight-asian="bold" style:font-weight-complex="bold"/>
    </style:style>
    <style:style style:name="T6" style:family="text">
      <style:text-properties fo:font-weight="bold" officeooo:rsid="004038a5" style:font-weight-asian="bold" style:font-weight-complex="bold"/>
    </style:style>
    <style:style style:name="T7" style:family="text">
      <style:text-properties fo:font-weight="bold" officeooo:rsid="00432cef" style:font-weight-asian="bold" style:font-weight-complex="bold"/>
    </style:style>
    <style:style style:name="T8" style:family="text">
      <style:text-properties fo:font-weight="bold" style:font-name-asian="Times New Roman" style:font-weight-asian="bold" style:font-name-complex="Times New Roman" style:font-weight-complex="bold"/>
    </style:style>
    <style:style style:name="T9" style:family="text">
      <style:text-properties fo:font-weight="normal" style:font-weight-asian="normal" style:font-weight-complex="normal"/>
    </style:style>
    <style:style style:name="T10" style:family="text">
      <style:text-properties fo:font-size="8pt" style:font-size-asian="8pt" style:font-size-complex="8pt"/>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Times New Roman" fo:font-size="12pt" style:font-size-asian="12pt" style:font-size-complex="12pt"/>
    </style:style>
    <style:style style:name="T14" style:family="text">
      <style:text-properties style:font-name-asian="Times New Roman" style:font-name-complex="Times New Roman"/>
    </style:style>
    <style:style style:name="T15" style:family="text">
      <style:text-properties officeooo:rsid="001f0b82"/>
    </style:style>
    <style:style style:name="T16" style:family="text">
      <style:text-properties officeooo:rsid="002c4757"/>
    </style:style>
    <style:style style:name="T17" style:family="text">
      <style:text-properties officeooo:rsid="003422ac"/>
    </style:style>
    <style:style style:name="T18" style:family="text">
      <style:text-properties officeooo:rsid="00378542"/>
    </style:style>
    <style:style style:name="T19" style:family="text">
      <style:text-properties officeooo:rsid="003a646a"/>
    </style:style>
    <style:style style:name="T20" style:family="text">
      <style:text-properties officeooo:rsid="003b3336"/>
    </style:style>
    <style:style style:name="T21" style:family="text">
      <style:text-properties fo:font-size="11pt" style:font-size-asian="11pt" style:font-size-complex="11pt"/>
    </style:style>
    <style:style style:name="T22" style:family="text">
      <style:text-properties fo:font-size="11pt" officeooo:rsid="0026e221" style:font-size-asian="11pt" style:font-size-complex="11pt"/>
    </style:style>
    <style:style style:name="T23" style:family="text">
      <style:text-properties fo:font-size="11pt" officeooo:rsid="00398a0a" style:font-size-asian="11pt" style:font-size-complex="11pt"/>
    </style:style>
    <style:style style:name="T24" style:family="text">
      <style:text-properties fo:font-size="11pt" officeooo:rsid="0041512c" style:font-size-asian="11pt" style:font-size-complex="11pt"/>
    </style:style>
    <style:style style:name="T25" style:family="text">
      <style:text-properties officeooo:rsid="004038a5"/>
    </style:style>
    <style:style style:name="T26" style:family="text">
      <style:text-properties officeooo:rsid="0040d2ae"/>
    </style:style>
    <style:style style:name="T27" style:family="text">
      <style:text-properties officeooo:rsid="0041512c"/>
    </style:style>
    <style:style style:name="T28" style:family="text">
      <style:text-properties officeooo:rsid="00433ec4"/>
    </style:style>
    <style:style style:name="T29" style:family="text">
      <style:text-properties fo:font-size="7pt" style:font-size-asian="7pt" style:font-size-complex="7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5451_656313076"/>Кластер <text:span text:style-name="T18">FIREBIRD</text:span><text:bookmark-end text:name="__RefHeading___Toc5451_656313076"/></text:p>
      <text:p text:style-name="P24"><text:span text:style-name="T23">Усечённая р</text:span><text:span text:style-name="T21">едакция </text:span><text:span text:style-name="T23">руководства администратора</text:span></text:p>
      <text:p text:style-name="P24"><text:span text:style-name="T24">Леонид Кривошеин </text:span><text:span text:style-name="T22">&lt;</text:span><text:a xlink:type="simple" xlink:href="mailto:klark.devel@gmail.com" text:style-name="Internet_20_link" text:visited-style-name="Visited_20_Internet_20_Link"><text:span text:style-name="T22">klark.devel@gmail.com</text:span></text:a><text:span text:style-name="T22">&gt;</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2"><text:a xlink:type="simple" xlink:href="#__RefHeading___Toc5009_880665553" text:style-name="Index_20_Link" text:visited-style-name="Index_20_Link">Вступление<text:tab/>2</text:a></text:p>
          <text:p text:style-name="P32"><text:a xlink:type="simple" xlink:href="#__RefHeading___Toc5453_656313076" text:style-name="Index_20_Link" text:visited-style-name="Index_20_Link">Краткий обзор самописных скриптов<text:tab/>2</text:a></text:p>
          <text:p text:style-name="P33"><text:a xlink:type="simple" xlink:href="#__RefHeading___Toc5455_656313076" text:style-name="Index_20_Link" text:visited-style-name="Index_20_Link">/root/alert-admin<text:tab/>2</text:a></text:p>
          <text:p text:style-name="P33"><text:a xlink:type="simple" xlink:href="#__RefHeading___Toc5457_656313076" text:style-name="Index_20_Link" text:visited-style-name="Index_20_Link">/root/corporate<text:tab/>2</text:a></text:p>
          <text:p text:style-name="P33"><text:a xlink:type="simple" xlink:href="#__RefHeading___Toc5459_656313076" text:style-name="Index_20_Link" text:visited-style-name="Index_20_Link">/root/ic-locker<text:tab/>3</text:a></text:p>
          <text:p text:style-name="P33"><text:a xlink:type="simple" xlink:href="#__RefHeading___Toc5461_656313076" text:style-name="Index_20_Link" text:visited-style-name="Index_20_Link">/root/ic-backup<text:tab/>3</text:a></text:p>
          <text:p text:style-name="P33"><text:a xlink:type="simple" xlink:href="#__RefHeading___Toc5463_656313076" text:style-name="Index_20_Link" text:visited-style-name="Index_20_Link">/root/ic-restore<text:tab/>3</text:a></text:p>
          <text:p text:style-name="P33"><text:a xlink:type="simple" xlink:href="#__RefHeading___Toc4971_880665553" text:style-name="Index_20_Link" text:visited-style-name="Index_20_Link">/root/ic-copyarch<text:tab/>3</text:a></text:p>
          <text:p text:style-name="P33"><text:a xlink:type="simple" xlink:href="#__RefHeading___Toc5465_656313076" text:style-name="Index_20_Link" text:visited-style-name="Index_20_Link">/root/ic-cluster<text:tab/>3</text:a></text:p>
          <text:p text:style-name="P33"><text:a xlink:type="simple" xlink:href="#__RefHeading___Toc5467_656313076" text:style-name="Index_20_Link" text:visited-style-name="Index_20_Link">/root/ic-search<text:tab/>3</text:a></text:p>
          <text:p text:style-name="P33"><text:a xlink:type="simple" xlink:href="#__RefHeading___Toc5469_656313076" text:style-name="Index_20_Link" text:visited-style-name="Index_20_Link">/root/ic-cleanup<text:tab/>4</text:a></text:p>
          <text:p text:style-name="P33"><text:a xlink:type="simple" xlink:href="#__RefHeading___Toc5475_656313076" text:style-name="Index_20_Link" text:visited-style-name="Index_20_Link">/root/make-fail<text:tab/>4</text:a></text:p>
          <text:p text:style-name="P33"><text:a xlink:type="simple" xlink:href="#__RefHeading___Toc5477_656313076" text:style-name="Index_20_Link" text:visited-style-name="Index_20_Link">/root/vip-up<text:tab/>4</text:a></text:p>
          <text:p text:style-name="P33"><text:a xlink:type="simple" xlink:href="#__RefHeading___Toc5479_656313076" text:style-name="Index_20_Link" text:visited-style-name="Index_20_Link">/root/vip-down<text:tab/>4</text:a></text:p>
          <text:p text:style-name="P33"><text:a xlink:type="simple" xlink:href="#__RefHeading___Toc5481_656313076" text:style-name="Index_20_Link" text:visited-style-name="Index_20_Link">/root/ic-lasthost<text:tab/>4</text:a></text:p>
          <text:p text:style-name="P32"><text:a xlink:type="simple" xlink:href="#__RefHeading___Toc5491_656313076" text:style-name="Index_20_Link" text:visited-style-name="Index_20_Link">Службы СУБД Firebird<text:tab/>4</text:a></text:p>
          <text:p text:style-name="P32"><text:a xlink:type="simple" xlink:href="#__RefHeading___Toc5263_1419853305" text:style-name="Index_20_Link" text:visited-style-name="Index_20_Link">Политика резервного копирования БД «Инфоклиника»<text:tab/>6</text:a></text:p>
          <text:p text:style-name="P32"><text:a xlink:type="simple" xlink:href="#__RefHeading___Toc5525_656313076" text:style-name="Index_20_Link" text:visited-style-name="Index_20_Link">Утилиты резервного копирования и восстановления БД<text:tab/>6</text:a></text:p>
          <text:p text:style-name="P33"><text:a xlink:type="simple" xlink:href="#__RefHeading___Toc5527_656313076" text:style-name="Index_20_Link" text:visited-style-name="Index_20_Link">Штатный GBAK (/usr/bin/gbak)<text:tab/>6</text:a></text:p>
          <text:p text:style-name="P33"><text:a xlink:type="simple" xlink:href="#__RefHeading___Toc5529_656313076" text:style-name="Index_20_Link" text:visited-style-name="Index_20_Link">Штатный NBACKUP (/usr/bin/nbackup)<text:tab/>7</text:a></text:p>
          <text:p text:style-name="P33"><text:a xlink:type="simple" xlink:href="#__RefHeading___Toc5531_656313076" text:style-name="Index_20_Link" text:visited-style-name="Index_20_Link">Самописные скрипты ic-backup и ic-restore<text:tab/>8</text:a></text:p>
          <text:p text:style-name="P32"><text:a xlink:type="simple" xlink:href="#__RefHeading___Toc5533_656313076" text:style-name="Index_20_Link" text:visited-style-name="Index_20_Link">Другие полезные утилиты из пакета Firebird<text:tab/>8</text:a></text:p>
          <text:p text:style-name="P33"><text:a xlink:type="simple" xlink:href="#__RefHeading___Toc5535_656313076" text:style-name="Index_20_Link" text:visited-style-name="Index_20_Link">/usr/bin/gfix<text:tab/>8</text:a></text:p>
          <text:p text:style-name="P33"><text:a xlink:type="simple" xlink:href="#__RefHeading___Toc5537_656313076" text:style-name="Index_20_Link" text:visited-style-name="Index_20_Link">/usr/bin/gsec<text:tab/>8</text:a></text:p>
          <text:p text:style-name="P33"><text:a xlink:type="simple" xlink:href="#__RefHeading___Toc5539_656313076" text:style-name="Index_20_Link" text:visited-style-name="Index_20_Link">/usr/bin/fbstat<text:tab/>9</text:a></text:p>
          <text:p text:style-name="P33"><text:a xlink:type="simple" xlink:href="#__RefHeading___Toc5541_656313076" text:style-name="Index_20_Link" text:visited-style-name="Index_20_Link">/usr/bin/isql-fb<text:tab/>9</text:a></text:p>
          <text:p text:style-name="P32"><text:a xlink:type="simple" xlink:href="#__RefHeading___Toc5543_656313076" text:style-name="Index_20_Link" text:visited-style-name="Index_20_Link">Хранилище резервных копий БД «Инфоклиника»<text:tab/>9</text:a></text:p>
          <text:p text:style-name="P33"><text:a xlink:type="simple" xlink:href="#__RefHeading___Toc5545_656313076" text:style-name="Index_20_Link" text:visited-style-name="Index_20_Link">Образы текущей и предыдущей БД<text:tab/>9</text:a></text:p>
          <text:p text:style-name="P33"><text:a xlink:type="simple" xlink:href="#__RefHeading___Toc5547_656313076" text:style-name="Index_20_Link" text:visited-style-name="Index_20_Link">Подкаталоги инкрементальных бэкапов<text:tab/>10</text:a></text:p>
          <text:p text:style-name="P33"><text:a xlink:type="simple" xlink:href="#__RefHeading___Toc5549_656313076" text:style-name="Index_20_Link" text:visited-style-name="Index_20_Link">Формат файла мета-данных инкрементального бэкапа<text:tab/>11</text:a></text:p>
          <text:p text:style-name="P33"><text:a xlink:type="simple" xlink:href="#__RefHeading___Toc5551_656313076" text:style-name="Index_20_Link" text:visited-style-name="Index_20_Link">Формат одной строки истории инкрементальных бэкапов<text:tab/>11</text:a></text:p>
          <text:p text:style-name="P33"><text:a xlink:type="simple" xlink:href="#__RefHeading___Toc5553_656313076" text:style-name="Index_20_Link" text:visited-style-name="Index_20_Link">Формат файлов LAST и PREV<text:tab/>11</text:a></text:p>
          <text:p text:style-name="P33"><text:a xlink:type="simple" xlink:href="#__RefHeading___Toc5555_656313076" text:style-name="Index_20_Link" text:visited-style-name="Index_20_Link">Полные ежесуточные бэкапы<text:tab/>12</text:a></text:p>
          <text:p text:style-name="P33"><text:a xlink:type="simple" xlink:href="#__RefHeading___Toc5557_656313076" text:style-name="Index_20_Link" text:visited-style-name="Index_20_Link">Архив полных ежемесячных бэкапов<text:tab/>12</text:a></text:p>
          <text:p text:style-name="P33"><text:a xlink:type="simple" xlink:href="#__RefHeading___Toc5559_656313076" text:style-name="Index_20_Link" text:visited-style-name="Index_20_Link">Журнал восстановления текущей БД<text:tab/>12</text:a></text:p>
          <text:p text:style-name="P32"><text:a xlink:type="simple" xlink:href="#__RefHeading___Toc5561_656313076" text:style-name="Index_20_Link" text:visited-style-name="Index_20_Link">Резервное копирование БД «Инфоклиника»<text:tab/>12</text:a></text:p>
          <text:p text:style-name="P32"><text:a xlink:type="simple" xlink:href="#__RefHeading___Toc5563_656313076" text:style-name="Index_20_Link" text:visited-style-name="Index_20_Link">Поиск резервных копий БД «Инфоклиника»<text:tab/>14</text:a></text:p>
          <text:p text:style-name="P32"><text:a xlink:type="simple" xlink:href="#__RefHeading___Toc5565_656313076" text:style-name="Index_20_Link" text:visited-style-name="Index_20_Link">Восстановление БД «Инфоклиника» из резервных копий<text:tab/>15</text:a></text:p>
          <text:p text:style-name="P32"><text:a xlink:type="simple" xlink:href="#__RefHeading___Toc5505_656313076" text:style-name="Index_20_Link" text:visited-style-name="Index_20_Link">Передача резервному узлу кластера роли ведущего узла<text:tab/>16</text:a></text:p>
          <text:p text:style-name="P32"><text:a xlink:type="simple" xlink:href="#__RefHeading___Toc5585_656313076" text:style-name="Index_20_Link" text:visited-style-name="Index_20_Link">Приложения<text:tab/>19</text:a></text:p>
          <text:p text:style-name="P33"><text:a xlink:type="simple" xlink:href="#__RefHeading___Toc5587_656313076" text:style-name="Index_20_Link" text:visited-style-name="Index_20_Link">/root/ic-restore<text:tab/>19</text:a></text:p>
          <text:p text:style-name="P33"><text:a xlink:type="simple" xlink:href="#__RefHeading___Toc5589_656313076" text:style-name="Index_20_Link" text:visited-style-name="Index_20_Link">/root/ic-search<text:tab/>19</text:a></text:p>
        </text:index-body>
      </text:table-of-content>
      <text:h text:style-name="P30" text:outline-level="2"><text:bookmark-start text:name="__RefHeading___Toc5009_880665553"/><text:soft-page-break/><text:span text:style-name="T27">Вступление</text:span><text:bookmark-end text:name="__RefHeading___Toc5009_880665553"/></text:h>
      <text:p text:style-name="Standard"><text:span text:style-name="Strong_20_Emphasis"><text:span text:style-name="T9"/></text:span></text:p>
      <text:p text:style-name="P25"><text:span text:style-name="Strong_20_Emphasis">Отказоустойчивый кластер FIREBIRD</text:span> (10.0.0.9) построен на двух практически идентичных серверах HP DL380 G4 с архитектурой amd64, 8Гб ОЗУ, 2×1Гбит Ethernet, 6x300Gb UltraWide <text:span text:style-name="ACRONYM">SCSI</text:span> HDD (10000 rpm) в съёмных корзинах, аппаратном <text:span text:style-name="ACRONYM">RAID</text:span>-10 (HP Smart Array 6i), Debian GNU/Linux 7.x (Wheezy/amd64) в качестве ОС на каждом сервере – <text:span text:style-name="Strong_20_Emphasis">node1</text:span> (10.0.0.7) и <text:span text:style-name="Strong_20_Emphasis">node2</text:span> (10.0.0.8). По умолчанию <text:span text:style-name="T2">node2</text:span> выступает в роли главной машины кластера, а <text:span text:style-name="T2">node1</text:span> – в роли резервного узла. Основная задача кластера – обслуживание <text:span text:style-name="Strong_20_Emphasis">БД «Инфоклиника»</text:span>, работающей в среде СУБД <text:span text:style-name="Strong_20_Emphasis">Firebird 2.5.2 super server</text:span> из официального репозитория Debian Wheezy. Кластер и Б<text:span text:style-name="T28">азу </text:span>Д<text:span text:style-name="T28">анных</text:span> также поддерживают система скриптов собственной разработки, несколько служб, включая DRBD и UCARP.</text:p>
      <text:p text:style-name="Standard"/>
      <text:p text:style-name="Standard">На каждом сервере все 6 SCSI-дисков объединены в один аппаратный массив RAID-10. Из линукса он виден как устройство <text:span text:style-name="T2">/dev/cciss/c0d0</text:span>. Его «сырая» ёмкость – около 900Гб. Этот массив поделён на три логических тома: SWAP (16Гб), SYSTEM (3.5Гб/jfs) и NETDATA (819Гб/jfs). Тома NETDATA на серверах <text:span text:style-name="T2">node1</text:span> и <text:span text:style-name="T2">node2</text:span> совместно образуют единый общий сетевой RAID-1 диск <text:span text:style-name="T2">/dev/drbd0</text:span>, доступный на активном узле кластера на чтение и запись через <text:span text:style-name="T20">каталог</text:span> <text:span text:style-name="T2">/home</text:span>.</text:p>
      <text:p text:style-name="Standard"/>
      <text:p text:style-name="Standard">Кластерный режим работы обеспечивается службой <text:span text:style-name="T2">DRBD</text:span><text:span text:style-name="T9"> </text:span>(общий сетевой диск <text:span text:style-name="T2">/dev/drbd0</text:span>), пакетом <text:span text:style-name="T2">UCARP</text:span> (общий сетевой IP-адрес <text:span text:style-name="T6">FIREBIRD</text:span> = 10.0.0.9, интерфейс <text:span text:style-name="T2">bond0:ucarp</text:span>) и парой скриптов в <text:span text:style-name="T20">каталоге</text:span> <text:span text:style-name="T2">/root</text:span>. В кластерном режиме резервный узел (по умолчанию<text:line-break/>это <text:span text:style-name="T2">node1</text:span>), получает роль ведущего узла автоматически в течении одной минуты сразу после того, как ведущий узел кластера (по умолчанию это <text:span text:style-name="T2">node2</text:span>) перестанет отвечать на запросы <text:span text:style-name="T2">UCARP</text:span>. Это может произойти по нескольким причинам: выключение или перезагрузка ведущего узла кластера, отключение его от центрального коммутатора, остановка на нём демона <text:span text:style-name="T2">ucarp</text:span>, ручной перевод сервера в режим резервного узла.</text:p>
      <text:p text:style-name="Standard"/>
      <text:p text:style-name="Standard"/>
      <text:h text:style-name="Heading_20_2" text:outline-level="2"><text:bookmark-start text:name="__RefHeading___Toc5453_656313076"/><text:span text:style-name="T25">Краткий о</text:span>бзор самописных скриптов<text:bookmark-end text:name="__RefHeading___Toc5453_656313076"/></text:h>
      <text:p text:style-name="Standard">Вся система скриптов для обслуживания кластера разработана с таким расчётом, чтобы каждый модуль решал строго свою определённую задачу. Подразумевается, что такой подход упростит в дальнейшем поддержку и модернизацию этой системы скриптов.</text:p>
      <text:p text:style-name="Standard"/>
      <text:h text:style-name="Heading_20_3" text:outline-level="3"><text:bookmark-start text:name="__RefHeading___Toc5455_656313076"/>/root/alert-admin<text:bookmark-end text:name="__RefHeading___Toc5455_656313076"/></text:h>
      <text:p text:style-name="P7">Вспомогательный скрипт уведомления по электронной почте всех администраторов о любых нештатных ситуациях. В самом начале этого скрипта достаточно прописать <text:span text:style-name="T15">(через пробел)<text:line-break/></text:span>E-mail адреса всех, кто должен получать такие уведомления. Подразумевается, что данный скрипт может использоваться на всех серверах, не только на кластере <text:span text:style-name="T19">FIREBIRD</text:span>.</text:p>
      <text:p text:style-name="Standard"/>
      <text:h text:style-name="Heading_20_3" text:outline-level="3"><text:bookmark-start text:name="__RefHeading___Toc5457_656313076"/>/root/corporate<text:bookmark-end text:name="__RefHeading___Toc5457_656313076"/></text:h>
      <text:p text:style-name="P18"><text:span text:style-name="T27">Не исполняемый</text:span> (включаемый) вспомогательный скрипт, в котором на весь календарный год определены все праздничные и выходные дни нашей клиники. Подразумевается, что данный скрипт может использоваться на всех серверах, не только на кластере <text:span text:style-name="T19">FIREBIRD</text:span>, а информация о праздниках и переносах берётся в отделе кадров в самом конце каждого года.</text:p>
      <text:h text:style-name="Heading_20_3" text:outline-level="3"><text:bookmark-start text:name="__RefHeading___Toc5459_656313076"/><text:soft-page-break/>/root/ic-locker<text:bookmark-end text:name="__RefHeading___Toc5459_656313076"/></text:h>
      <text:p text:style-name="Standard"><text:span text:style-name="T27">Не исполняемый</text:span> (включаемый) вспомогательный скрипт, определяющий общую кодовую базу для других скриптов обслуживания СУБД «Инфоклиника». Им выполняются такие задачи, как авторизация, деавторизация, блокировка и разблокировка рабочего каталога БД.</text:p>
      <text:p text:style-name="Standard"/>
      <text:h text:style-name="Heading_20_3" text:outline-level="3"><text:bookmark-start text:name="__RefHeading___Toc5461_656313076"/>/root/ic-backup<text:bookmark-end text:name="__RefHeading___Toc5461_656313076"/></text:h>
      <text:p text:style-name="Standard">Скрипт, периодически запускаемый по крону, выполняющий авто-сохранение БД на сетевой диск каждые 5 минут, а также создающий ежесуточные полные бэкапы по рабочим дням клиники. Как правило, нет необходимости запускать его вручную. Данный скрипт полностью контролирует целостность всех создаваемых им резервных копий и связанность цепочки инкрементальных (5-минутных) бэкапов.</text:p>
      <text:p text:style-name="Standard"/>
      <text:h text:style-name="Heading_20_3" text:outline-level="3"><text:bookmark-start text:name="__RefHeading___Toc5463_656313076"/>/root/ic-restore<text:bookmark-end text:name="__RefHeading___Toc5463_656313076"/></text:h>
      <text:p text:style-name="Standard">Скрипт, предназначенный для восстановления БД из полных или инкрементальных бэкапов, создаваемых скриптом <text:span text:style-name="T2">/root/ic-backup</text:span>. Кроме того, может восстанавливать БД из последнего рабочего инкрементального бэкапа либо из последнего образа БД, создаваемого init-скриптом <text:span text:style-name="T2">/root/ic-cluster</text:span>. Для получения справки нужно запустить этот скрипт с ключом <text:span text:style-name="T2">-h</text:span>.</text:p>
      <text:p text:style-name="Standard"/>
      <text:h text:style-name="Heading_20_3" text:outline-level="3"><text:bookmark-start text:name="__RefHeading___Toc4971_880665553"/>/<text:span text:style-name="T15">root/ic-copyarch</text:span><text:bookmark-end text:name="__RefHeading___Toc4971_880665553"/></text:h>
      <text:p text:style-name="P6">Скрипт, периодически запускаемый по крону, выполняющий полную синхронизацию всего хранилища резервных копий БД поочерёдно – сначала на собственный <text:span text:style-name="T15">DRBD-диск кластера, затем – на все BACKUP'ы, находящиеся в данный момент «на связи». При наличии ошибок, скрипт уведомляет администратора и завершается немедленно, что гарантирует, что хотя бы на одном из пяти серверов будет лежать целостная версия всего хранилища резервных копий.</text:span></text:p>
      <text:p text:style-name="P6"/>
      <text:h text:style-name="Heading_20_3" text:outline-level="3"><text:bookmark-start text:name="__RefHeading___Toc5465_656313076"/>/root/ic-cluster<text:bookmark-end text:name="__RefHeading___Toc5465_656313076"/></text:h>
      <text:p text:style-name="Standard">Init-скрипт для запуска, перезапуска и остановки службы СУБД Firebird – модифицированная специально для нашего кластера версия штатного init-скрипта <text:span text:style-name="T2">/etc/init.d/firebird2.5-super</text:span>. В отличии от штатной версии, здесь выполняются такие операции, как перенос БД с <text:span text:style-name="T1">сетевого</text:span> диска на TMPFS-раздел до запуска Firebird (а, при необходимости, например, после аварийного перезапуска сервера, – восстановление БД из последнего рабочего бэкапа), сохранение БД с TMPFS-раздела на сетевой диск после остановки службы, а также создание в рабочем каталоге специального файла, сигнализирующего о доступности БД и службы Firebird для разрешения работы скрипта авто-сохранения <text:span text:style-name="T2">/root/ic-backup</text:span>.</text:p>
      <text:p text:style-name="Standard"/>
      <text:h text:style-name="Heading_20_3" text:outline-level="3"><text:bookmark-start text:name="__RefHeading___Toc5467_656313076"/>/root/ic-search<text:bookmark-end text:name="__RefHeading___Toc5467_656313076"/></text:h>
      <text:p text:style-name="Standard">Скрипт поиска, фильтрации, сортировки и проверки целостности бэкапов БД, создаваемых скриптом <text:span text:style-name="T2">/root/ic-backup</text:span> в хранилище резервных копий. Может осуществлять поиск с точностью до минуты, умеет искать в архиве, среди ежемесячных полных бэкапов, среди <text:span text:style-name="T16">инкрементальных</text:span> бэкапов последней недели. Также имеется специальный режим поиска двух последних рабочих инкрементальных бэкапов. Для получения справки необходимо запускать этот скрипт с ключом <text:span text:style-name="T2">-h</text:span>.</text:p>
      <text:h text:style-name="Heading_20_3" text:outline-level="3"><text:bookmark-start text:name="__RefHeading___Toc5469_656313076"/><text:soft-page-break/>/root/ic-cleanup<text:bookmark-end text:name="__RefHeading___Toc5469_656313076"/></text:h>
      <text:p text:style-name="Standard">Скрипт автоматической чистки хранилища резервных копий БД «Инфоклиника» от всякого «мусора» и устаревших бэкапов, запускаемый по крону раз в неделю. В соответствии с политикой хранения и удаления резервных копий, часть полных бэкапов (GBZ) переносит в архив, а все устаревшие бэкапы удаляет из хранилища.</text:p>
      <text:p text:style-name="P17"/>
      <text:h text:style-name="Heading_20_3" text:outline-level="3"><text:bookmark-start text:name="__RefHeading___Toc5475_656313076"/>/root/make-fail<text:bookmark-end text:name="__RefHeading___Toc5475_656313076"/></text:h>
      <text:p text:style-name="Standard">Скрипт, удалённо запускаемый администратором на ведущем узле кластера с целью симуляции аппаратного сбоя. Чтобы симулировать такой сбой и протестировать, как управление переходит от основного узла к резервному, находясь в серверной, достаточно выдернуть Ethernet кабели из ведущего узла кластера. Для выполнения тех же действий вдали от серверной, достаточно запустить через ssh: `<text:span text:style-name="T2">sleep 5 ; nohup make-fail &amp; ; exit</text:span>`.</text:p>
      <text:p text:style-name="P8"/>
      <text:h text:style-name="Heading_20_3" text:outline-level="3"><text:bookmark-start text:name="__RefHeading___Toc5477_656313076"/>/root/vip-up<text:bookmark-end text:name="__RefHeading___Toc5477_656313076"/></text:h>
      <text:p text:style-name="Standard">Скрипт <text:span text:style-name="T2">/root/vip-up</text:span> запускается автоматически при поднятии интерфейса <text:span text:style-name="T2">bond0:ucarp</text:span>, т.е. когда хост получает роль ведущего узла кластера. Как правило, запускать <text:span text:style-name="T19">его </text:span>самому нужно лишь тогда, когда кластер управляется вручную. Автоматически этот интерфейс поднимается при условии, что другой узел кластера <text:span text:style-name="T19">FIREBIRD</text:span> перестал отвечать на запросы <text:span text:style-name="T2">ucarp</text:span>, т.е. потерял сеть полностью. Такое возможно при перезагрузке, выключении, выходе из строя, либо отключении от центрального коммутатора ведущего узла кластера.</text:p>
      <text:p text:style-name="Standard"/>
      <text:h text:style-name="Heading_20_3" text:outline-level="3"><text:bookmark-start text:name="__RefHeading___Toc5479_656313076"/>/root/vip-down<text:bookmark-end text:name="__RefHeading___Toc5479_656313076"/></text:h>
      <text:p text:style-name="Standard">Скрипт <text:span text:style-name="T2">/root/vip-down</text:span> запускается автоматически при удалении интерфейса <text:span text:style-name="T2">bond0:ucarp</text:span>, т.е. когда хост теряет роль ведущего узла кластера. Как правило, запускать <text:span text:style-name="T20">его </text:span>самому нужно лишь тогда, когда кластер управляется вручную, в т.ч. полезно запускать эту команду перед выключением или перезагрузкой сервера, выполняющего роль ведущего узла кластера.</text:p>
      <text:p text:style-name="Standard"/>
      <text:h text:style-name="Heading_20_3" text:outline-level="3"><text:bookmark-start text:name="__RefHeading___Toc5481_656313076"/>/root/ic-lasthost<text:bookmark-end text:name="__RefHeading___Toc5481_656313076"/></text:h>
      <text:p text:style-name="Standard">Скрипт, предназначенный для быстрого выяснения того, какой из хостов <text:span text:style-name="T4">node</text:span><text:span text:style-name="T2">1</text:span>/<text:span text:style-name="T4">node</text:span><text:span text:style-name="T2">2</text:span> был последним ведущим узлом кластера <text:span text:style-name="T20">FIREBIRD</text:span> после возникновения ситуации <text:span text:style-name="T2">split-brain</text:span>. Он показывает имя хоста, который последним выступал в качестве ведущего узла кластера, используя мета-данные последних инкрементальных бэкапов. В качестве альтернативы им выводятся последние сообщения от службы <text:span text:style-name="T2">ucarp</text:span> из журнала <text:span text:style-name="T2">daemon.log</text:span>. Подразумевается, что при запуске этого скрипта служба <text:span text:style-name="T2">Firebird</text:span> остановлена, бэкапы не создаются, хосты не связаны между собой (StandAlone либо WFConnection), оба хоста выступают в роли ведущего (DRBD Primary) и сетевой диск <text:span text:style-name="T2">/dev/drbd0</text:span> на обоих хостах смонтирован в <text:span text:style-name="T2">/home</text:span>.</text:p>
      <text:p text:style-name="Standard"/>
      <text:p text:style-name="Standard"/>
      <text:h text:style-name="Heading_20_2" text:outline-level="2"><text:bookmark-start text:name="__RefHeading___Toc5491_656313076"/>Службы СУБД Firebird<text:bookmark-end text:name="__RefHeading___Toc5491_656313076"/></text:h>
      <text:p text:style-name="Standard">Штатная служба обеспечивает запуск, остановку и показ состояния самого SQL-сервера Firebird. Например, чтобы запустить штатную службу Firebird, используем команду:</text:p>
      <text:p text:style-name="Standard"/>
      <text:p text:style-name="P2">service firebird2.5-super start</text:p>
      <text:p text:style-name="Standard"><text:soft-page-break/>Эта служба используется внутренне самописными скриптами для выполнения всевозможных системных операций, связанных, например, с резервным копированием и восстановлением БД, однако следует иметь ввиду, что SQL-сервер может обрабатывать запросы клиентов и при отсутствии БД, но тогда ответы будут содержать ошибки SQL – это как раз наша ситуация, поэтому в большинстве случаев желательно использовать альтертаниву: <text:span text:style-name="T2">/root/ic-cluster</text:span> – это модифицированная версия штатной службы Firebird, которая обеспечивает не только запуск и остановку SQL-сервера, но и копирует БД с жёсткого диска на TMPFS-раздел (т.е. в оперативку) перед запуском SQL-сервера и, наоборот – сохраняет БД на жёсткий диск после остановки SQL-сервера. Если на жёстком диске в момент запуска службы образа последней сохранённой БД не окажется, а такое может случиться только после сбоя на ведущем узле кластера, то служба <text:span text:style-name="T2">ic-cluster</text:span> попытается восстановить образ БД либо из последнего 5-минутного бэкапа, используя утилиту <text:span text:style-name="T2">ic-restore</text:span>, либо из более старого образа БД – <text:span text:style-name="T2">OLD.fdb</text:span> (это будет зависеть от того, какой источник имеет более позднее время модификации).</text:p>
      <text:p text:style-name="P26">В любом случае при успешном запуске и при успешной остановке службы <text:span text:style-name="T2">ic-cluster</text:span> в журнале <text:span text:style-name="T2">/var/log/daemon.log</text:span> появится запись, сообщающая об источнике (или приёмнике).</text:p>
      <text:p text:style-name="P26"/>
      <text:p text:style-name="P26">Например, строка:</text:p>
      <text:p text:style-name="Standard"/>
      <text:p text:style-name="P2">Nov 23 14:57:03 node1 ic-restore: Database restored from the backup (/home/firebird/Sun/1455.ngz)</text:p>
      <text:p text:style-name="P11"/>
      <text:p text:style-name="Standard">говорит о том, что образ БД при запуске <text:span text:style-name="T2">ic-cluster</text:span> был восстановлен после сбоя из последнего 5-минутного бэкапа утилитой <text:span text:style-name="T2">ic-restore</text:span>, а строка:</text:p>
      <text:p text:style-name="Standard"/>
      <text:p text:style-name="P2">Nov 24 03:07:19 node1 ic-cluster: Database image (DATABASE.fdb) saved</text:p>
      <text:p text:style-name="P2"/>
      <text:p text:style-name="Standard">говорит о том, что после остановки SQL-сервера службой <text:span text:style-name="T2">ic-cluster</text:span>, образ БД был успешно сохранён на DRBD-диск (в <text:span text:style-name="T2">/home/firebird/DATABASE.fdb</text:span>). Любое восстановление текущей БД из бэкапов (или из файла <text:span text:style-name="T2">/home/firebird/OLD.fdb</text:span>) утилитой <text:span text:style-name="T2">ic-restore</text:span> после сбоев либо при ручном восстановлении этой же утилитой – также фиксируется в отдельном журнале: <text:span text:style-name="T2">/home/firebird/restored.log</text:span>.</text:p>
      <text:p text:style-name="Standard"/>
      <text:p text:style-name="Standard">Однако действия службы <text:span text:style-name="T2">ic-cluster</text:span> не ограничиваются вышеперечисленным. Чтобы в рабочее время клиники выполнялось авто-сохранение БД из оперативки на DRBD-диск каждые 5 минут, после успешного запуска SQL-сервера и копирования на TMPFS-раздел образа БД, <text:span text:style-name="T2">ic-cluster</text:span> также создаёт в рабочем каталоге с БД специальный служебный файл – <text:span text:style-name="T2">DATABASE.service</text:span>, куда сохраняется время запуска службы. При наличии этого файла авто-сохранение будет работать, без него – не будет. Это можно использовать, например, для того, чтобы приостановить на время авто-сохранение БД:</text:p>
      <text:p text:style-name="Standard"/>
      <text:p text:style-name="P2">rm -f /tmp/fb-database/DATABASE.service</text:p>
      <text:p text:style-name="Standard"/>
      <text:p text:style-name="Standard">и через какое-то время возобновить его:</text:p>
      <text:p text:style-name="Standard"/>
      <text:p text:style-name="P2">echo -n `LC_LANG=C /bin/date 2&gt;/dev/null` &gt; /tmp/fb-database/DATABASE.service</text:p>
      <text:p text:style-name="Standard"/>
      <text:p text:style-name="Standard">Обе службы – и <text:span text:style-name="T2">firebird2.5-super</text:span>, и <text:span text:style-name="T2">ic-cluster</text:span>, являются кластерными. Это значит, что они не д.б. прописаны в авто-загрузку, они должны запускаться только после принятия сервером роли ведущего узла кластера и монтирования сетевого диска <text:span text:style-name="T2">/home</text:span> на чтение и запись. Кроме того, эти службы «садятся» на виртуальный кластерный IP-адрес, а сначала он д.б. «поднят» на ведущем узле кластера. В данном случае адрес службы выглядит следующим образом: <text:span text:style-name="T5">fir</text:span><text:span text:style-name="T2">e</text:span><text:span text:style-name="T5">bird</text:span><text:span text:style-name="T2">.corp.</text:span><text:span text:style-name="T5">example</text:span><text:span text:style-name="T2">.</text:span><text:span text:style-name="T5">org</text:span><text:span text:style-name="T2">:gds-db</text:span> или <text:span text:style-name="T2">10.0.0.9:3050</text:span>. Вот небольшой перечень других полезных команд:</text:p>
      <text:p text:style-name="Standard"><text:span text:style-name="T10"/></text:p>
      <text:p text:style-name="Standard"><text:soft-page-break/><text:span text:style-name="T10"># Запустить Firebird, предварительно скопировав БД с DRBD-диска в оперативку</text:span></text:p>
      <text:p text:style-name="P2">service ic-cluster start</text:p>
      <text:p text:style-name="P2"/>
      <text:p text:style-name="P3"># Остановить Firebird, после чего сохранить БД из оперативки на DRBD-диск</text:p>
      <text:p text:style-name="P3">service ic-cluster stop</text:p>
      <text:p text:style-name="P3"/>
      <text:p text:style-name="P2"># Посмотреть все открытые соединения с сервером Firebird</text:p>
      <text:p text:style-name="P2">/bin/netstat -nap tcp | /bin/grep ESTABLISHED | /bin/grep -E '\/fbserver'</text:p>
      <text:p text:style-name="P2">/usr/bin/lsof -i -n | /bin/grep ESTABLISHED | /bin/grep -E ^fbserver</text:p>
      <text:p text:style-name="P2"/>
      <text:p text:style-name="P2"># Показать все процессы Firebird</text:p>
      <text:p text:style-name="P2">/bin/ps --no-headers -u firebird -o pid,comm</text:p>
      <text:p text:style-name="P2"/>
      <text:p text:style-name="P2"># Показать состояние службы Firebird</text:p>
      <text:p text:style-name="P2">service ic-cluster status &amp;&amp; echo Executing || echo Stopped</text:p>
      <text:p text:style-name="P2"/>
      <text:p text:style-name="P2"># Принудительно остановить все процессы зависшей службы Firebird</text:p>
      <text:p text:style-name="P2">kill -KILL `/bin/ps --no-headers -u firebird -o pid`</text:p>
      <text:p text:style-name="P2"/>
      <text:p text:style-name="P2"># Считать, что БД обновлялась очень давно (это заставит ic-backup выполнить авто-сохранение независимо от наличия изменений)</text:p>
      <text:p text:style-name="P2">rm -f /tmp/fb-database/DATABASE.touch</text:p>
      <text:p text:style-name="P2"/>
      <text:p text:style-name="P2"/>
      <text:p text:style-name="P2"/>
      <text:h text:style-name="P30" text:outline-level="2"><text:bookmark-start text:name="__RefHeading___Toc5263_1419853305"/>Политика резервного копирования БД «Инфоклиника»<text:bookmark-end text:name="__RefHeading___Toc5263_1419853305"/></text:h>
      <text:p text:style-name="P23"/>
      <text:p text:style-name="P23">На<text:span text:style-name="T14"> </text:span>нижнем<text:span text:style-name="T14"> </text:span>уровне<text:span text:style-name="T14"> </text:span>резервного<text:span text:style-name="T14"> </text:span>копирования<text:span text:style-name="T14"> </text:span>используется<text:span text:style-name="T14"> </text:span>не<text:span text:style-name="T14"> </text:span>только<text:span text:style-name="T14"> </text:span>утилита<text:span text:style-name="T14"> </text:span>GBAK,<text:span text:style-name="T14"> </text:span>но<text:span text:style-name="T14"> </text:span>и<text:span text:style-name="T14"> </text:span>утилита<text:span text:style-name="T14"> </text:span>NBACKUP<text:span text:style-name="T14"> </text:span>из<text:span text:style-name="T14"> </text:span>пакета<text:span text:style-name="T14"> </text:span>Firebird.<text:span text:style-name="T14"> </text:span>GBAK<text:span text:style-name="T14"> </text:span>используется<text:span text:style-name="T14"> </text:span>для<text:span text:style-name="T14"> </text:span>создания<text:span text:style-name="T14"> </text:span>ежесуточных<text:span text:style-name="T14"> </text:span>и<text:span text:style-name="T14"> </text:span>ежемесячных<text:span text:style-name="T14"> </text:span>резервных<text:span text:style-name="T14"> </text:span>копий<text:span text:style-name="T14"> </text:span>в<text:span text:style-name="T14"> </text:span>ночное<text:span text:style-name="T14"> </text:span>время<text:span text:style-name="T14"> </text:span>и<text:span text:style-name="T14"> </text:span>восстановления<text:span text:style-name="T14"> </text:span>БД<text:span text:style-name="T14"> </text:span>из<text:span text:style-name="T14"> </text:span>них.<text:span text:style-name="T14"> </text:span>NBACKUP<text:span text:style-name="T14"> </text:span>используется<text:span text:style-name="T14"> </text:span>для<text:span text:style-name="T14"> </text:span>авто-сохранения<text:span text:style-name="T14"> </text:span>каждые<text:span text:style-name="T14"> </text:span>5<text:span text:style-name="T14"> </text:span>минут<text:span text:style-name="T14"> </text:span>рабочей<text:span text:style-name="T14"> </text:span>БД<text:span text:style-name="T14"> </text:span>на<text:span text:style-name="T14"> </text:span>DRBD-диск<text:span text:style-name="T14"> </text:span>кластера.<text:span text:style-name="T14"> За авто-сохранение отвечает скрипт </text:span><text:span text:style-name="T8">/root/ic-backup</text:span><text:span text:style-name="T14">. </text:span>В<text:span text:style-name="T14"> </text:span>ночное<text:span text:style-name="T14"> </text:span>время<text:span text:style-name="T14"> он </text:span>создаёт<text:span text:style-name="T14"> </text:span>полный<text:span text:style-name="T14"> </text:span>бэкап<text:span text:style-name="T14"> </text:span>базы<text:span text:style-name="T14"> </text:span>0-го<text:span text:style-name="T14"> </text:span>уровня.<text:span text:style-name="T14"> </text:span>Каждый<text:span text:style-name="T14"> </text:span>час<text:span text:style-name="T14"> </text:span>с<text:span text:style-name="T14"> </text:span>8.00<text:span text:style-name="T14"> </text:span>до<text:span text:style-name="T14"> </text:span>21.55<text:span text:style-name="T14"> им </text:span>создаются<text:span text:style-name="T14"> </text:span>инкрементальные<text:span text:style-name="T14"> </text:span>бэкапы<text:span text:style-name="T14"> </text:span>1-го<text:span text:style-name="T14"> </text:span>уровня,<text:span text:style-name="T14"> </text:span>а<text:span text:style-name="T14"> </text:span>каждые<text:span text:style-name="T14"> </text:span>5<text:span text:style-name="T14"> </text:span>минут<text:span text:style-name="T14"> </text:span>создаются<text:span text:style-name="T14"> </text:span>инкрементальные<text:span text:style-name="T14"> </text:span>бэкапы<text:span text:style-name="T14"> </text:span>2-го<text:span text:style-name="T14"> </text:span>уровня.<text:span text:style-name="T14"> Все и</text:span>нкрементальные<text:span text:style-name="T14"> </text:span>бэкапы,<text:span text:style-name="T14"> </text:span>создаваемые<text:span text:style-name="T14"> </text:span>утилитой<text:span text:style-name="T14"> </text:span>NBACKUP (.ngz – NBK+GZIP),<text:span text:style-name="T14"> </text:span>теперь<text:span text:style-name="T14"> </text:span>хранятся<text:span text:style-name="T14"> </text:span>на<text:span text:style-name="T14"> </text:span>протяжении<text:span text:style-name="T14"> </text:span>календарной<text:span text:style-name="T14"> </text:span>недели,<text:span text:style-name="T14"> </text:span>новые<text:span text:style-name="T14"> </text:span>бэкапы<text:span text:style-name="T14"> </text:span>перезатирают<text:span text:style-name="T14"> </text:span>старые.<text:span text:style-name="T14"> </text:span>Т.е.<text:span text:style-name="T14"> </text:span>за<text:span text:style-name="T14"> </text:span>последнюю<text:span text:style-name="T14"> </text:span>неделю<text:span text:style-name="T14"> </text:span>можно<text:span text:style-name="T14"> </text:span>«откатить»<text:span text:style-name="T14"> </text:span>базу<text:span text:style-name="T14"> </text:span>на<text:span text:style-name="T14"> </text:span>любое<text:span text:style-name="T14"> </text:span>время<text:span text:style-name="T14"> </text:span>с<text:span text:style-name="T14"> </text:span>точностью<text:span text:style-name="T14"> </text:span>до<text:span text:style-name="T14"> </text:span>5<text:span text:style-name="T14"> </text:span>минут.</text:p>
      <text:p text:style-name="P23">Ежесуточные<text:span text:style-name="T14"> </text:span>бэкапы<text:span text:style-name="T14"> </text:span>создаются<text:span text:style-name="T14"> </text:span>в<text:span text:style-name="T14"> </text:span>ночное<text:span text:style-name="T14"> </text:span>время<text:span text:style-name="T14"> </text:span>(точнее<text:span text:style-name="T14"> </text:span>в<text:span text:style-name="T14"> </text:span>06:45<text:span text:style-name="T14"> </text:span>утра)<text:span text:style-name="T14"> </text:span>накануне<text:span text:style-name="T14"> </text:span><text:span text:style-name="T2">рабочего</text:span><text:span text:style-name="T8"> </text:span><text:span text:style-name="T2">дня</text:span><text:span text:style-name="T14"> </text:span>клиники,<text:span text:style-name="T14"> </text:span>в<text:span text:style-name="T14"> </text:span>выходные<text:span text:style-name="T14"> </text:span>и<text:span text:style-name="T14"> </text:span>праздники<text:span text:style-name="T14"> </text:span>полные<text:span text:style-name="T14"> </text:span>ежесуточные<text:span text:style-name="T14"> </text:span>бэкапы<text:span text:style-name="T14"> </text:span>не<text:span text:style-name="T14"> </text:span>создаются.<text:span text:style-name="T14"> </text:span>Им<text:span text:style-name="T14"> </text:span>даётся<text:span text:style-name="T14"> </text:span>расширение<text:span text:style-name="T14"> </text:span>.gbz<text:span text:style-name="T14"> </text:span>(GBAK+BZIP2)<text:span text:style-name="T14"> – </text:span>это<text:span text:style-name="T14"> </text:span>выгруженные<text:span text:style-name="T14"> </text:span>данные<text:span text:style-name="T14"> </text:span>из<text:span text:style-name="T14"> </text:span>базы<text:span text:style-name="T14"> </text:span>в<text:span text:style-name="T14"> </text:span>сжатом<text:span text:style-name="T14"> </text:span>переносимом<text:span text:style-name="T14"> </text:span>формате.<text:span text:style-name="T14"> </text:span>Эти<text:span text:style-name="T14"> </text:span>бэкапы<text:span text:style-name="T14"> </text:span>хранятся<text:span text:style-name="T14"> в течении </text:span>трёх<text:span text:style-name="T14"> </text:span>месяцев,<text:span text:style-name="T14"> </text:span>включая<text:span text:style-name="T14"> </text:span>текущий.<text:span text:style-name="T14"> </text:span>Более<text:span text:style-name="T14"> </text:span>старые<text:span text:style-name="T14"> </text:span>ежесуточные<text:span text:style-name="T14"> </text:span>бэкапы<text:span text:style-name="T14"> </text:span>удаляются<text:span text:style-name="T14"> </text:span>все,<text:span text:style-name="T14"> </text:span>за<text:span text:style-name="T14"> </text:span>исключением<text:span text:style-name="T14"> </text:span>одного<text:span text:style-name="T14"> </text:span>ежемесячного<text:span text:style-name="T14"> </text:span>бэкапа<text:span text:style-name="T14"> </text:span>(это<text:span text:style-name="T14"> </text:span>самый<text:span text:style-name="T14"> </text:span>первый<text:span text:style-name="T14"> </text:span>ежесуточный<text:span text:style-name="T14"> </text:span>бэкап<text:span text:style-name="T14"> </text:span>сделанный<text:span text:style-name="T14"> </text:span>в<text:span text:style-name="T14"> </text:span>учётном<text:span text:style-name="T14"> </text:span>месяце).<text:span text:style-name="T14"> Е</text:span>жемесячные<text:span text:style-name="T14"> </text:span>бэкапы<text:span text:style-name="T14"> </text:span>переносятся в<text:span text:style-name="T14"> </text:span>архив<text:span text:style-name="T14"> </text:span>и<text:span text:style-name="T14"> </text:span>хранятся там<text:span text:style-name="T14"> </text:span>ещё<text:span text:style-name="T14"> </text:span>9<text:span text:style-name="T14"> </text:span>месяцев.<text:span text:style-name="T14"> </text:span>Политика<text:span text:style-name="T14"> </text:span>удаления<text:span text:style-name="T14"> </text:span>и<text:span text:style-name="T14"> </text:span>переноса<text:span text:style-name="T14"> </text:span>в<text:span text:style-name="T14"> </text:span>архив<text:span text:style-name="T14"> </text:span>устаревших<text:span text:style-name="T14"> </text:span>бэкапов<text:span text:style-name="T14"> </text:span>определяется<text:span text:style-name="T14"> </text:span>скриптом<text:span text:style-name="T14"> </text:span><text:span text:style-name="T2">/root/ic-cleanup</text:span>.</text:p>
      <text:p text:style-name="P23"/>
      <text:p text:style-name="P23"/>
      <text:p text:style-name="P23"/>
      <text:h text:style-name="P30" text:outline-level="2"><text:bookmark-start text:name="__RefHeading___Toc5525_656313076"/>Утилиты резервного копирования и восстановления БД<text:bookmark-end text:name="__RefHeading___Toc5525_656313076"/></text:h>
      <text:h text:style-name="P29" text:outline-level="3"><text:bookmark-start text:name="__RefHeading___Toc5527_656313076"/>Штатный GBAK (/usr/bin/gbak)<text:bookmark-end text:name="__RefHeading___Toc5527_656313076"/></text:h>
      <text:p text:style-name="P23">Утилита GBAK умеет выгружать все данные и структуру БД в переносимый бинарный файл (.fbk), а также воссоздавать БД «с нуля» из такого файла. При восстановлении БД из бэкапа .fbk возможно изменять размер страницы, владельца БД и некоторые другие параметры, но надо учитывать, что восстановление выполняется пользователем <text:span text:style-name="T2">firebird</text:span>, и ему необходимо обеспечить доступ на запись в <text:span text:style-name="T20">каталог</text:span>, куда производится восстановление БД.</text:p>
      <text:p text:style-name="P23"><text:soft-page-break/>Примеры использования утилиты GBAK:</text:p>
      <text:p text:style-name="P23"/>
      <text:p text:style-name="P15"># Используем стандартную авторизацию</text:p>
      <text:p text:style-name="P15">. /etc/firebird/2.5/SYSDBA.password</text:p>
      <text:p text:style-name="P15">export ISC_PASSWORD</text:p>
      <text:p text:style-name="P15">export ISC_USER</text:p>
      <text:p text:style-name="P15"/>
      <text:p text:style-name="P15"># Создаём резервную копию текущей БД, не прерывая работу сервера</text:p>
      <text:p text:style-name="P15">/usr/bin/gbak -b infocl /home/firebird/TMPDATA.fbk</text:p>
      <text:p text:style-name="P15"/>
      <text:p text:style-name="P15"># Используем авторизацию Инфоклиники</text:p>
      <text:p text:style-name="P15">export ISC_PASSWORD="P<text:span text:style-name="T26">ASSword0</text:span>"</text:p>
      <text:p text:style-name="P15">export ISC_USER="<text:span text:style-name="T26">OWNER</text:span>"</text:p>
      <text:p text:style-name="P15"/>
      <text:p text:style-name="P15"># Создаём новую БД из ранее созданного бэкапа</text:p>
      <text:p text:style-name="P15"># (здесь владельцем базы будет уже <text:span text:style-name="T26">OWNER</text:span>, а не SYSDBA)</text:p>
      <text:p text:style-name="P15">/usr/bin/gbak -c /home/firebird/TMPDATA.fbk /home/firebird/<text:span text:style-name="T26">OWNER</text:span>DATA.fdb</text:p>
      <text:p text:style-name="P23"/>
      <text:p text:style-name="P23">Как показала практика, смена владельца БД, как в примере выше, может потребоваться перед процедурой очередного обновления Инфоклиники. Утилита GBAK довольно ресурсоёмкая, поэтому не подходит для решения повседневных задач. Тем не менее, самописный скрипт <text:span text:style-name="T2">/root/ic-backup</text:span> использует её для создания полных ежесуточных бэкапов накануне рабочего дня (в 06:45 утра). Совершенно точно известно, что сохраняемая в бэкап и восстанавливаемая из него БД будут отличаться – это касается <text:a xlink:type="simple" xlink:href="http://utic.ru/techinfo/FBSysTable.php" text:style-name="Internet_20_link" text:visited-style-name="Visited_20_Internet_20_Link">служебной информации Firebird</text:a>, сами данные и структура БД восстанавливаются полностью. Также известно, что желательно почаще производить пересоздание «с нуля» текущей БД – это позволит избавить её от накопившихся ошибок, «мусора», «зависших транзакций» и как можно быстрее обнаружить возникшие проблемы с данными. Подробнее об этой утилите можно почитать в <text:span text:style-name="T2">man</text:span>, запустив её саму с опцией «-?» и здесь: [<text:a xlink:type="simple" xlink:href="http://www.ibase.ru/devinfo/gbak.htm" text:style-name="Internet_20_link" text:visited-style-name="Visited_20_Internet_20_Link">http://www.ibase.ru/devinfo/gbak.htm</text:a>].</text:p>
      <text:p text:style-name="P23"/>
      <text:p text:style-name="P23"/>
      <text:h text:style-name="P29" text:outline-level="3"><text:bookmark-start text:name="__RefHeading___Toc5529_656313076"/>Штатный NBACKUP (/usr/bin/nbackup)<text:bookmark-end text:name="__RefHeading___Toc5529_656313076"/></text:h>
      <text:p text:style-name="P26">Утилита NBACKUP умеет создавать полные и инкрементальные резервные копии (.nbk). Бэкап 0-го уровня – это полная копия образа БД. Бэкап 1-го уровня содержит постраничную дифференциальную разницу между текущим состоянием БД и её состоянием на момент создания бэкапа 0-го уровня. В нашем случае бэкапы 0-го уровня создаются утром (в 06:45) скриптом <text:span text:style-name="T2">/root/ic-backup</text:span>, а бэкапы 1-го уровня создаются в начале каждого часа с 08:00 до 21:55. Бэкап 2-го уровня содержит разницу между текущим состоянием БД и её состоянием на момент создания бэкапа 1-го уровня, т.е. только те изменения, которые прошли за текущий час. В нашем случае скрипт <text:span text:style-name="T2">/root/ic-backup</text:span> делает такие бэкапы каждые 5 минут, при наличии изменений в БД в период времени с 08:00 до 21:55. Благодаря незначительным требованиям к ресурсам эта утилита работает очень быстро, а бэкапы занимают совсем немного места на диске. Что интересно: для создания бэкапа 1-го и более высокого уровней утилите не требуется бэкапов предыдущих уровней, разницу она определяет по серийным номерам изменений в заголовках страниц самой БД. А вот для восстановления нужны бэкапы всех уровней, контроль целостности также обеспечивается этой утилитой – из каких-попало бэкапов восстановить целостную БД не получится.</text:p>
      <text:p text:style-name="P26"/>
      <text:p text:style-name="P26">Подробнее об этой утилите можно почитать в <text:span text:style-name="T2">man</text:span>, запустив её саму с опцией «-?» и здесь: [<text:a xlink:type="simple" xlink:href="http://www.firebirdsql.org/manual/ru/nbackup-backups-ru.html" text:style-name="Internet_20_link" text:visited-style-name="Visited_20_Internet_20_Link">http://www.firebirdsql.org/manual/ru/nbackup-backups-ru.html</text:a>].</text:p>
      <text:p text:style-name="P23"/>
      <text:h text:style-name="P29" text:outline-level="3"><text:bookmark-start text:name="__RefHeading___Toc5531_656313076"/><text:soft-page-break/>Самописные скрипты ic-backup и ic-restore<text:bookmark-end text:name="__RefHeading___Toc5531_656313076"/></text:h>
      <text:p text:style-name="P23">Скрипт <text:span text:style-name="T2">ic-backup</text:span><text:span text:style-name="T9"> с 08:00 до 21:55</text:span> выполняет авто-сохранение текущей БД каждые 5 минут, при наличии в ней изменений, а также создаёт полные ежесуточные бэкапы в 06:45 утра накануне <text:span text:style-name="T2">рабочего дня</text:span> клиники. Скрипт <text:span text:style-name="T2">ic-restore</text:span> позволяет восстановить БД из любого цельного бэкапа, созданного скриптом <text:span text:style-name="T2">ic-backup</text:span>. Внутренне эти скрипты используют штатные утилиты <text:span text:style-name="T9">GBAK</text:span>, <text:span text:style-name="T9">NBACKUP</text:span>, и <text:span text:style-name="T9">другие</text:span>, но также обеспечивают сжатие данных, контроль целостности и автоматическое размещение бэкапов в хранилище резервных копий.</text:p>
      <text:p text:style-name="P23"/>
      <text:p text:style-name="P23">Принадлежность файлов резервных копий к тем или иным утилитам (скриптам) определяется следующей таблицей:</text:p>
      <text:p text:style-name="P23"/>
      <text:p text:style-name="P15">Расширение<text:tab/>Создание бэкапа<text:tab/>Восстановление<text:tab/>Комментарий</text:p>
      <text:p text:style-name="P15">----------------<text:tab/>----------------------<text:tab/>---------------------<text:tab/>------------------</text:p>
      <text:p text:style-name="P15">.fdb<text:tab/><text:tab/>–<text:tab/><text:tab/>–<text:tab/><text:tab/>Образ БД</text:p>
      <text:p text:style-name="P15">.fbk<text:tab/><text:tab/>gbak -b ...<text:tab/><text:tab/>gbak -c ...<text:tab/><text:tab/>Бэкап GBAK</text:p>
      <text:p text:style-name="P15">.nbk<text:tab/><text:tab/>nbackup -b ...<text:tab/>nbackup -r ...<text:tab/>Бэкап NBACKUP</text:p>
      <text:p text:style-name="P15">.gbz<text:tab/><text:tab/>ic-backup<text:tab/><text:tab/>ic-restore ...<text:tab/>GBAK+BZIP2, полный ежесуточный бэкап</text:p>
      <text:p text:style-name="P15">.ngz<text:tab/><text:tab/>ic-backup<text:tab/><text:tab/>ic-restore ...<text:tab/>NBACKUP+GZIP, инкрементальный бэкап</text:p>
      <text:p text:style-name="P23"/>
      <text:h text:style-name="P30" text:outline-level="2"><text:bookmark-start text:name="__RefHeading___Toc5533_656313076"/>Другие полезные утилиты из пакета Firebird<text:bookmark-end text:name="__RefHeading___Toc5533_656313076"/></text:h>
      <text:h text:style-name="P29" text:outline-level="3"><text:bookmark-start text:name="__RefHeading___Toc5535_656313076"/>/usr/bin/gfix<text:bookmark-end text:name="__RefHeading___Toc5535_656313076"/></text:h>
      <text:p text:style-name="P23">Утилита GFIX предназначена для «ремонтных работ» над БД. Примеры использования:</text:p>
      <text:p text:style-name="P23"/>
      <text:p text:style-name="P15"># Чистим «мусор» в текущей БД</text:p>
      <text:p text:style-name="P15">/usr/bin/gfix -sweep infocl</text:p>
      <text:p text:style-name="P15"/>
      <text:p text:style-name="P15"># Выполняем полную проверку целостности текущей БД</text:p>
      <text:p text:style-name="P15">/usr/bin/gfix -validate -full infocl</text:p>
      <text:p text:style-name="P23"/>
      <text:p text:style-name="P23">Подробнее об этой утилите можно почитать в <text:span text:style-name="T2">man</text:span>, запустив её саму с опцией «-?» и здесь: [<text:bookmark text:name="firstHeading"/><text:a xlink:type="simple" xlink:href="http://gsbelarus.com/gs/wiki/index.php/Восстановление_поврежденной_базы_данных_Interbase_или_Firebird" text:style-name="Internet_20_link" text:visited-style-name="Visited_20_Internet_20_Link">Восстановление поврежденной базы данных Interbase или Firebird</text:a>].</text:p>
      <text:p text:style-name="P23"/>
      <text:h text:style-name="P29" text:outline-level="3"><text:bookmark-start text:name="__RefHeading___Toc5537_656313076"/>/usr/bin/gsec<text:bookmark-end text:name="__RefHeading___Toc5537_656313076"/></text:h>
      <text:p text:style-name="P23">Утилита GSEC предназначена для работы с БД <text:span text:style-name="T2">/var/lib/firebird/2.5/system/security2.fdb</text:span>, содержащей служебную информацию о пользователях СУБ<text:span text:style-name="T13">Д. Она позволяет системному администратору управлять учётными записями пользователей для различных БД Firebird. Используя опции, можно добавлять, изменять или удалять учётные записи пользователей из БД безопасности. Примеры использования:</text:span></text:p>
      <text:p text:style-name="P23"/>
      <text:p text:style-name="P23"># Запускаем GSEC, меняем пароль SYSDBA и добавляем пользователя Инфоклиники</text:p>
      <text:p text:style-name="P23"><text:span text:style-name="T10">/usr/bin/gsec -user SYSDBA -pw &lt;текущий_пароль&gt;</text:span></text:p>
      <text:p text:style-name="P15">GSEC&gt; modify SYSDBA -pw &lt;новый_пароль&gt;</text:p>
      <text:p text:style-name="P15">GSEC&gt; add <text:span text:style-name="T26">OWNER</text:span> -pw <text:span text:style-name="T26">PASSword0</text:span></text:p>
      <text:p text:style-name="P15">GSEC&gt; quit</text:p>
      <text:p text:style-name="P23"/>
      <text:p text:style-name="P23">Подробнее об этой утилите можно почитать в <text:span text:style-name="T2">man</text:span>, запустив её саму с опцией «-?» и здесь: [<text:a xlink:type="simple" xlink:href="http://www.firebirdsql.org/manual/ru/fbutils-gsec-ru.html" text:style-name="Internet_20_link" text:visited-style-name="Visited_20_Internet_20_Link">http://www.firebirdsql.org/manual/ru/fbutils-gsec-ru.html</text:a>].</text:p>
      <text:p text:style-name="P23"/>
      <text:h text:style-name="P29" text:outline-level="3"><text:bookmark-start text:name="__RefHeading___Toc5539_656313076"/><text:soft-page-break/>/usr/bin/fbstat<text:bookmark-end text:name="__RefHeading___Toc5539_656313076"/></text:h>
      <text:p text:style-name="P23">Утилита FBSTAT (ранее GSTAT) позволяет получить служебную информацию о БД, разобраться с проблемами производительности. Пример использования:</text:p>
      <text:p text:style-name="P23"/>
      <text:p text:style-name="P15"># Получить титульную информацию о текущей БД</text:p>
      <text:p text:style-name="P15">/usr/bin/fbstat -h infocl</text:p>
      <text:p text:style-name="P23"/>
      <text:p text:style-name="P23">Подробнее об этой утилите можно почитать в <text:span text:style-name="T2">man</text:span>, запустив её саму с опцией «-?», здесь: [<text:a xlink:type="simple" xlink:href="http://www.opennet.ru/base/sys/stat_info_firebird.txt.html" text:style-name="Internet_20_link" text:visited-style-name="Visited_20_Internet_20_Link">http://www.opennet.ru/base/sys/stat_info_firebird.txt.html</text:a>] или здесь: [<text:a xlink:type="simple" xlink:href="http://www.ibase.ru/devinfo/getstat.htm" text:style-name="Internet_20_link" text:visited-style-name="Visited_20_Internet_20_Link">http://www.ibase.ru/devinfo/getstat.htm</text:a>].</text:p>
      <text:p text:style-name="P23"/>
      <text:h text:style-name="P29" text:outline-level="3"><text:bookmark-start text:name="__RefHeading___Toc5541_656313076"/>/usr/bin/isql-fb<text:bookmark-end text:name="__RefHeading___Toc5541_656313076"/></text:h>
      <text:p text:style-name="P23">Утилита ISQL – это консольная версия SQL-клиента к СУБД Firebird. Поддерживает SQL-диалекты 1-ой и 3-ей версии. Используется в наших самописных скриптах, например, в <text:span text:style-name="T2">/root/ic-backup</text:span> для обеспечения контроля целостности цепочки инкрементальных бэкапов. Подробнее об этой утилите можно почитать в <text:span text:style-name="T2">man</text:span>, запустив её саму с опцией «-?» и здесь: [<text:a xlink:type="simple" xlink:href="http://www.firebirdsql.org/manual/ru/qsg15-databases-ru.html" text:style-name="Internet_20_link" text:visited-style-name="Visited_20_Internet_20_Link">http://www.firebirdsql.org/manual/ru/qsg15-databases-ru.html</text:a>].</text:p>
      <text:p text:style-name="P23"/>
      <text:h text:style-name="P30" text:outline-level="2"><text:bookmark-start text:name="__RefHeading___Toc5543_656313076"/>Хранилище резервных копий БД «Инфоклиника»<text:bookmark-end text:name="__RefHeading___Toc5543_656313076"/></text:h>
      <text:p text:style-name="P23">Хранилище резервных копий БД находится на DRBD-диске в <text:span text:style-name="T20">каталоге</text:span> <text:span text:style-name="T2">/home/firebird</text:span> и может содержать объекты следующего типа:</text:p>
      <text:p text:style-name="P23"/>
      <text:list xml:id="list4039144811" text:style-name="L7">
        <text:list-item>
          <text:p text:style-name="P16">Образ текущей БД – <text:span text:style-name="T2">DATABASE.fdb</text:span> (только когда служба <text:span text:style-name="T2">ic-cluster</text:span> не запущена);</text:p>
        </text:list-item>
        <text:list-item>
          <text:p text:style-name="P16">Образ предыдущей БД – <text:span text:style-name="T2">OLD.fdb</text:span>;</text:p>
        </text:list-item>
        <text:list-item>
          <text:p text:style-name="P16">Ссылку на последний инкрементальный бэкап – <text:span text:style-name="T2">LAST</text:span>;</text:p>
        </text:list-item>
        <text:list-item>
          <text:p text:style-name="P16">Ссылку на предпоследний инкрементальный бэкап – <text:span text:style-name="T2">PREV</text:span>;</text:p>
        </text:list-item>
        <text:list-item>
          <text:p text:style-name="P16">Инкрементальные бэкапы – в под<text:span text:style-name="T20">каталога</text:span>х <text:span text:style-name="T2">Mon</text:span>, <text:span text:style-name="T2">Tue</text:span>, <text:span text:style-name="T2">Wed</text:span>, …, <text:span text:style-name="T2">Sat</text:span>, <text:span text:style-name="T2">Sun</text:span>;</text:p>
        </text:list-item>
        <text:list-item>
          <text:p text:style-name="P16">Полные ежесуточные бэкапы – в под<text:span text:style-name="T20">каталога</text:span>х <text:span text:style-name="T2">YYYY-MM</text:span>, например, <text:span text:style-name="T2">2014-12</text:span>;</text:p>
        </text:list-item>
        <text:list-item>
          <text:p text:style-name="P16">Архив ежемесячных бэкапов за 9 предыдущих месяцев – в под<text:span text:style-name="T20">каталоге</text:span> <text:span text:style-name="T2">archive</text:span>;</text:p>
        </text:list-item>
        <text:list-item>
          <text:p text:style-name="P16">Журнал восстановления текущей БД – <text:span text:style-name="T2">restored.log</text:span>;</text:p>
        </text:list-item>
        <text:list-item>
          <text:p text:style-name="P16">Автоматически удаляемые временные файлы.</text:p>
        </text:list-item>
      </text:list>
      <text:p text:style-name="P23">Хранилище резервных копий БД автоматически заполняется скриптом <text:span text:style-name="T2">/root/ic-backup</text:span> и <text:s/>автоматически чистится скриптом <text:span text:style-name="T2">/root/ic-cleanup</text:span>, сам администратор не должен вносить каких-либо изменений в структуру каталога <text:span text:style-name="T2">/home/firebird</text:span>. Поиск резервных копий удобнее всего осуществлять при помощи утилиты <text:span text:style-name="T2">/root/ic-search</text:span> (см. следующий раздел).</text:p>
      <text:p text:style-name="P23"/>
      <text:p text:style-name="P23"><text:span text:style-name="T20">Каталог</text:span> <text:span text:style-name="T2">/</text:span><text:span text:style-name="T3">home/firebird.saved</text:span><text:span text:style-name="T17"> может содержать полную копию данного хранилища – если скрипт </text:span><text:span text:style-name="T3">/root/ic-copyarch</text:span><text:span text:style-name="T17"> запускался хотя бы один раз.</text:span></text:p>
      <text:p text:style-name="P23"/>
      <text:h text:style-name="P29" text:outline-level="3"><text:bookmark-start text:name="__RefHeading___Toc5545_656313076"/>Образы текущей и предыдущей БД<text:bookmark-end text:name="__RefHeading___Toc5545_656313076"/></text:h>
      <text:p text:style-name="P23">Образ текущей БД <text:span text:style-name="T2">/home/firebird/DATABASE.fdb</text:span> лежит на DRBD-диске только когда служба <text:span text:style-name="T2">ic-cluster</text:span> остановлена. Когда она запускается, этот файл переносится на раздел TMPFS, т.е. в оперативку, а именно в т.н. «рабочий каталог БД» <text:span text:style-name="T2">/tmp/fb-database</text:span>. При этом, он ещё сохраняется в файл <text:span text:style-name="T2">/home/firebird/OLD.fdb</text:span> – это предыдущая версия образа БД. Если во время работы сервер «упадёт», то данные можно будет восстановить с DRBD-диска, в т.ч. из этого образа. Во время работы службы Firebird непосредственно оперировать файлом <text:soft-page-break/>образа БД <text:span text:style-name="T2">/tmp/fb-database/DATABASE.fdb</text:span> нельзя – это может привести к потере целостности текущей БД. Скрипт <text:span text:style-name="T2">/root/ic-backup</text:span> перезаписывает образ предыдущей БД <text:span text:style-name="T2">OLD.fdb</text:span> во время ночного пере-создания БД: текущая база сохраняется в <text:span text:style-name="T2">/home/firebird/OLD.fdb</text:span>, а новая база оказывается на TMPFS-разделе. При остановке службы <text:span text:style-name="T2">ic-cluster</text:span>, текущая база сохраняется обратно в <text:span text:style-name="T2">/home/firebird/DATABASE.fdb</text:span>.</text:p>
      <text:p text:style-name="P23"/>
      <text:p text:style-name="P23"/>
      <text:p text:style-name="P23"/>
      <text:p text:style-name="P23"/>
      <text:h text:style-name="P29" text:outline-level="3"><text:bookmark-start text:name="__RefHeading___Toc5547_656313076"/>Под<text:span text:style-name="T20">каталог</text:span>и инкрементальных бэкапов<text:bookmark-end text:name="__RefHeading___Toc5547_656313076"/></text:h>
      <text:p text:style-name="P23">Имя под<text:span text:style-name="T20">каталога</text:span> соответствует аббревиатуре дня недели (<text:span text:style-name="T2">Mon</text:span>, <text:span text:style-name="T2">Tue</text:span>, <text:span text:style-name="T2">Wed</text:span>, …), когда выполнятся авто-сохранение БД (или резервное копирование БД вручную). Каждый инкрементальный бэкап представлен минимум двумя файлами – <text:span text:style-name="T2">&lt;HH&gt;&lt;MM&gt;.meta</text:span> (содержит метаданные бэкапа) и <text:span text:style-name="T2">&lt;HH&gt;&lt;MM&gt;.ngz</text:span> (дифференциальный бэкап .nbk, сжатый компрессором gzip), где &lt;HH&gt; – часы, а &lt;MM&gt; – минуты, когда было запущен скрипт <text:span text:style-name="T2">/root/ic-backup</text:span>.</text:p>
      <text:p text:style-name="P23"/>
      <text:p text:style-name="P23">Кроме того, файл <text:span text:style-name="T2">history.log</text:span> содержит журнал резервного копирования в этот день для всех бэкапов, начиная с нулевого уровня, а файл <text:span text:style-name="T2">lasthist.log</text:span> хранит предыдущую версию этого журнала (недельной давности). Все семь под<text:span text:style-name="T20">каталогов</text:span> хранят инкрементальные бэкапы только за последние семь суток, новые бэкапы перезаписывают предыдущие версии. Так, файл <text:span text:style-name="T2">Wed/1545.meta</text:span> в хранилище бэкапов будет содержать метаданные бэкапа, созданного в среду, в 15 часов 45 минут. А, поскольку для восстановления БД зачастую требуется не единственный инкрементальный бэкап, а два или даже три, то далеко не каждый бэкап в этих <text:span text:style-name="T20">каталогах</text:span> пригоден для восстановления:</text:p>
      <text:p text:style-name="P23"/>
      <text:p text:style-name="P15">0645.meta</text:p>
      <text:p text:style-name="P15">0645.ngz</text:p>
      <text:p text:style-name="P15">0800.meta</text:p>
      <text:p text:style-name="P15">0800.ngz</text:p>
      <text:p text:style-name="P15">0805.meta</text:p>
      <text:p text:style-name="P15">0805.ngz</text:p>
      <text:p text:style-name="P15">...</text:p>
      <text:p text:style-name="P15">2150.meta</text:p>
      <text:p text:style-name="P15">2150.ngz</text:p>
      <text:p text:style-name="P15">2155.meta</text:p>
      <text:p text:style-name="P15">2155.ngz</text:p>
      <text:p text:style-name="P15">history.log</text:p>
      <text:p text:style-name="P15">lasthist.log</text:p>
      <text:p text:style-name="P23"/>
      <text:p text:style-name="P23">Бэкап 0-го уровня обычно создаётся в нерабочее время (точнее в 06:45). Инкрементальные бэкапы 1-го уровня создаются в начале каждого часа с 08:00 до 21:55. Бэкапы 2-го уровня создаются раз в 5 минут во всех остальных случаях в промежутке между 08:00 и 21:55. Для восстановления из инкрементального бэкапа 2-го уровня также требуются один бэкап 1-го уровня и один бэкап 0-го уровня. Для восстановления из инкрементального бэкапа 1-го уровня дополнительно требуется только один бэкап 0-го уровня. Инкрементальные бэкапы автоматически связываются в цепочку, целостность которой контролируется самописными скриптами <text:span text:style-name="T2">ic-backup</text:span>, <text:span text:style-name="T2">ic-search</text:span>, <text:span text:style-name="T2">ic-restore</text:span>.</text:p>
      <text:p text:style-name="P23"/>
      <text:p text:style-name="P23"/>
      <text:p text:style-name="P23"/>
      <text:h text:style-name="P29" text:outline-level="3"><text:bookmark-start text:name="__RefHeading___Toc5549_656313076"/><text:soft-page-break/>Формат файла мета-данных инкрементального бэкапа<text:bookmark-end text:name="__RefHeading___Toc5549_656313076"/></text:h>
      <text:p text:style-name="P23"/>
      <text:p text:style-name="P23">Файл мета-данных бэкапа, являющийся его неотъемлемой частью, и описывающий один из уровней составного бэкапа, – это единственная строка, в которой поля разделены пробелами:</text:p>
      <text:p text:style-name="P23"/>
      <text:p text:style-name="P15">&lt;fulldate&gt; &lt;hours&gt; &lt;minutes&gt; &lt;level&gt; &lt;hostname&gt; &lt;cs&gt; &lt;guid&gt; &lt;size&gt; &lt;bkid&gt; [ &lt;p_ts&gt; &lt;p_cs&gt; &lt;p_guid&gt; ]</text:p>
      <text:p text:style-name="P15"/>
      <text:p text:style-name="P15">fulldate<text:tab/>Дата запуска сценария /root/ic-backup в формате YYYY-MM-DD</text:p>
      <text:p text:style-name="P15">hours<text:tab/>Часы запуска сценария /root/ic-backup в формате hh (00...23)</text:p>
      <text:p text:style-name="P15">minutes<text:tab/>Минуты запуска сценария /root/ic-backup в формате mm (00...59)</text:p>
      <text:p text:style-name="P15">level<text:tab/>Номер уровня инкрементального бэкапа (от 0 до 2)</text:p>
      <text:p text:style-name="P15">hostname<text:tab/>Имя хоста, на котором создавался данный бэкап (node1 или node2)</text:p>
      <text:p text:style-name="P15">cs<text:tab/>Контрольная сумма файла NGZ-архива (md5sum)</text:p>
      <text:p text:style-name="P15">guid<text:tab/>Windows-подобный уникальный ID бэкапа из табличной истории</text:p>
      <text:p text:style-name="P15">size<text:tab/>Размер сжатого NGZ-архива (в байтах)</text:p>
      <text:p text:style-name="P15">bkid<text:tab/>Уникальный номер записи в таблице истории инкрементальных бэкапов</text:p>
      <text:p text:style-name="P15"><text:tab/>Для level &gt; 0 также сохраняется информация о т.н. «РОДИТЕЛЬСКОМ» бэкапе:</text:p>
      <text:p text:style-name="P15">p_ts<text:tab/>Временная метка в формате hhmm, которой соответствует РОДИТЕЛЬСКИЙ бэкап</text:p>
      <text:p text:style-name="P15">p_cs<text:tab/>Контрольная сумма файла NGZ-архива (md5sum) для РОДИТЕЛЬСКОГО бэкапа</text:p>
      <text:p text:style-name="P15">p_guid<text:tab/>Windows-подобный уникальный ID РОДИТЕЛЬСКОГО бэкапа из табличной истории</text:p>
      <text:p text:style-name="P23"/>
      <text:h text:style-name="P29" text:outline-level="3"><text:bookmark-start text:name="__RefHeading___Toc5551_656313076"/>Формат одной строки истории инкрементальных бэкапов<text:bookmark-end text:name="__RefHeading___Toc5551_656313076"/></text:h>
      <text:p text:style-name="P15">&lt;fulldate&gt; &lt;Wkd&gt; &lt;hostname&gt; &lt;jobtime&gt; &lt;dbts&gt; &lt;level&gt; <text:s/>[&lt;L0ts&gt; &lt;L0cs&gt; &lt;L0guid&gt; [&lt;L1ts&gt; &lt;L1cs&gt; &lt;L1guid&gt;]] &lt;ts&gt; &lt;cs&gt; &lt;guid&gt; &lt;size&gt; &lt;bkid&gt;</text:p>
      <text:p text:style-name="P15"/>
      <text:p text:style-name="P15">fulldate<text:tab/>Дата запуска сценария /root/ic-backup в формате YYYY-MM-DD</text:p>
      <text:p text:style-name="P15">Wkd<text:tab/>День недели (Mon, Tue, Wed, ...) запуска сценария /root/ic-backup</text:p>
      <text:p text:style-name="P15">hostname<text:tab/>Имя хоста, на котором создавался данный бэкап (node1 или node2)</text:p>
      <text:p text:style-name="P15">jobtime<text:tab/>Время выполнения задания по созданию этого бэкапа, в секундах</text:p>
      <text:p text:style-name="P15">dbts<text:tab/>Метка времени последней модификации образа БД, в секундах UNIX</text:p>
      <text:p text:style-name="P15">level<text:tab/>Номер уровня инкрементального бэкапа (от 0 до 2)</text:p>
      <text:p text:style-name="P15">ts<text:tab/>Часы и минуты запуска сценария /root/ic-backup в формате hhmm (00...23 и 00...59)</text:p>
      <text:p text:style-name="P15">cs<text:tab/>Контрольная сумма файла NGZ-архива (md5sum)</text:p>
      <text:p text:style-name="P15">guid<text:tab/>Windows-подобный уникальный ID бэкапа из табличной истории</text:p>
      <text:p text:style-name="P15">size<text:tab/>Размер сжатого NGZ-архива, в байтах</text:p>
      <text:p text:style-name="P15">bkid<text:tab/>Уникальный номер записи в таблице истории инкрементальных бэкапов</text:p>
      <text:p text:style-name="P15"><text:tab/>Для level &gt; 0 также сохраняется информация о т.н. «РОДИТЕЛЬСКИХ» бэкапах:</text:p>
      <text:p text:style-name="P15">LXts<text:tab/>Временная метка в формате hhmm, которой соответствует РОДИТЕЛЬСКИЙ бэкап</text:p>
      <text:p text:style-name="P15">LXcs<text:tab/>Контрольная сумма файла NGZ-архива (md5sum) для РОДИТЕЛЬСКОГО бэкапа</text:p>
      <text:p text:style-name="P15">LXguid<text:tab/>Windows-подобный уникальный ID РОДИТЕЛЬСКОГО бэкапа из табличной истории</text:p>
      <text:p text:style-name="P23"/>
      <text:h text:style-name="P29" text:outline-level="3"><text:bookmark-start text:name="__RefHeading___Toc5553_656313076"/>Формат файлов LAST и PREV<text:bookmark-end text:name="__RefHeading___Toc5553_656313076"/></text:h>
      <text:p text:style-name="P21">Общий вид строки в файлах LAST и PREV с полями, разделяемыми пробелами:</text:p>
      <text:p text:style-name="P21"/>
      <text:p text:style-name="P15">&lt;fulldate&gt; &lt;weekday&gt; &lt;level&gt; &lt;L0info&gt; [ &lt;L1info&gt; [ &lt;L2info&gt; ]]</text:p>
      <text:p text:style-name="P21"/>
      <text:p text:style-name="P21">Более конкретные варианты зависят от уровня бэкапа, на который ссылается этот файл:</text:p>
      <text:p text:style-name="P21"/>
      <text:p text:style-name="P15">&lt;fulldate&gt; &lt;weekday&gt; 0 &lt;L0ts&gt; &lt;L0cs&gt; &lt;L0guid&gt;</text:p>
      <text:p text:style-name="P15">&lt;fulldate&gt; &lt;weekday&gt; 1 &lt;L0ts&gt; &lt;L0cs&gt; &lt;L0guid&gt; &lt;L1ts&gt; &lt;L1cs&gt; &lt;L1guid&gt;</text:p>
      <text:p text:style-name="P15">&lt;fulldate&gt; &lt;weekday&gt; 2 &lt;L0ts&gt; &lt;L0cs&gt; &lt;L0guid&gt; &lt;L1ts&gt; &lt;L1cs&gt; &lt;L1guid&gt; &lt;L2ts&gt; &lt;L2cs&gt; &lt;L2guid&gt;</text:p>
      <text:p text:style-name="P15"/>
      <text:p text:style-name="P15">fulldate<text:tab/>Дата запуска сценария в формате YYYY-MM-DD</text:p>
      <text:p text:style-name="P15">weekday<text:tab/>День недели запуска сценария (Sun, Mon, ...)</text:p>
      <text:p text:style-name="P15">level<text:tab/>Номер уровня инкрементального бэкапа (от 0 до 2)</text:p>
      <text:p text:style-name="P15"><text:tab/>Информация о каждом уровне &lt;LVinfo&gt; представлена тремя полями:</text:p>
      <text:p text:style-name="P15">LXts<text:tab/>Временная метка в формате hhmm, которой соответствует бэкап</text:p>
      <text:p text:style-name="P15">LXcs<text:tab/>Контрольная сумма файла NGZ-архива (md5sum)</text:p>
      <text:p text:style-name="P15">LXguid<text:tab/>Windows-подобный уникальный ID бэкапа из табличной истории</text:p>
      <text:p text:style-name="P23"/>
      <text:h text:style-name="P29" text:outline-level="3"><text:bookmark-start text:name="__RefHeading___Toc5555_656313076"/><text:soft-page-break/>Полные ежесуточные бэкапы<text:bookmark-end text:name="__RefHeading___Toc5555_656313076"/></text:h>
      <text:p text:style-name="P23">Такие бэкапы на протяжении всего месяца создаются утилитой GBAK в 06:45 утра накануне рабочего дня клиники, после чего сжимаются компрессором BZIP2. В выходные и праздники полные бэкапы – не создаются. Ежесуточные бэкапы сохраняются в <text:span text:style-name="T20">подкаталог</text:span> <text:span text:style-name="T2">YYYY-MM</text:span>, соответствующ<text:span text:style-name="T20">ий</text:span> текущему месяцу, под названием <text:span text:style-name="T2">daily-DD.gbz</text:span>, где DD – это текущая дата, и хранятся в хранилище резервных копий на протяжении трёх месяцев, после чего самый первый ежесуточный бэкап месяца становится полным месячным бэкапом и переносится в архив, а остальные удаляются. Мета-данные полных ежесуточных бэкапов сохраняются в отдельный журнал – <text:span text:style-name="T2">history.log</text:span>. Каждая строка этого журнала содержит данные об одном таком бэкапе:</text:p>
      <text:p text:style-name="P23"/>
      <text:p text:style-name="P15">&lt;fulldate&gt; &lt;ts&gt; &lt;hostname&gt; &lt;filename&gt; &lt;cs&gt; &lt;size&gt; &lt;jobtime&gt;</text:p>
      <text:p text:style-name="P15"/>
      <text:p text:style-name="P15">fulldate<text:tab/>Дата запуска сценария /root/ic-backup в формате YYYY-MM-DD</text:p>
      <text:p text:style-name="P15">ts<text:tab/>Часы и минуты запуска сценария /root/ic-backup в формате hh:mm (00...23 и 00...59)</text:p>
      <text:p text:style-name="P15">hostname<text:tab/>Имя хоста, на котором создавался данный бэкап (node1 или node2)</text:p>
      <text:p text:style-name="P15">filename<text:tab/>Имя файла бэкапа в формате «daily-DD.gbz», где DD - дата его создания</text:p>
      <text:p text:style-name="P15">cs<text:tab/>Контрольная сумма файла GBZ-архива (md5sum)</text:p>
      <text:p text:style-name="P15">size<text:tab/>Размер сжатого GBZ-архива, в байтах</text:p>
      <text:p text:style-name="P15">jobtime<text:tab/>Время выполнения задания по созданию этого бэкапа, в секундах</text:p>
      <text:p text:style-name="P23"/>
      <text:h text:style-name="P29" text:outline-level="3"><text:bookmark-start text:name="__RefHeading___Toc5557_656313076"/>Архив полных ежемесячных бэкапов<text:bookmark-end text:name="__RefHeading___Toc5557_656313076"/></text:h>
      <text:p text:style-name="P23">По истечению трёх месяцев самый первый полный ежесуточный бэкап месяца переносится в под<text:span text:style-name="T20">каталог</text:span> <text:span text:style-name="T2">archive</text:span> под именем <text:span text:style-name="T2">YYYY-MM.gbz</text:span> из под<text:span text:style-name="T20">каталога</text:span> <text:span text:style-name="T2">YYYY-MM</text:span>, перед е<text:span text:style-name="T20">го </text:span>удалением. Таким образом, в хранилище резервных копий остаются полные ежесуточные бэкапы за три последних месяца, включая текущий, и по одному полному бэкапу на начало каждого месяца за последний год, в самом архиве могут храниться до девяти полных ежемесячных бэкапов. Каждый такой бэкап сопровождается файлом отдельным мета-данных <text:span text:style-name="T2">YYYY-MM.meta</text:span>, состоящим всего из одной строки, разделённой пробелами:</text:p>
      <text:p text:style-name="P23"/>
      <text:p text:style-name="P15">&lt;fulldate&gt; &lt;ts&gt; &lt;hostname&gt; &lt;filename&gt; &lt;cs&gt; &lt;size&gt; &lt;jobtime&gt;</text:p>
      <text:p text:style-name="P15"/>
      <text:p text:style-name="P15">fulldate<text:tab/>Дата запуска сценария /root/ic-backup в формате YYYY-MM-DD</text:p>
      <text:p text:style-name="P15">ts<text:tab/>Часы и минуты запуска сценария /root/ic-backup в формате hh:mm (00...23 и 00...59)</text:p>
      <text:p text:style-name="P15">hostname<text:tab/>Имя хоста, на котором создавался данный бэкап (node1 или node2)</text:p>
      <text:p text:style-name="P15">filename<text:tab/>Имя файла бэкапа в формате «YYYY-MM.gbz», соответствующего месяцу года</text:p>
      <text:p text:style-name="P15">cs<text:tab/>Контрольная сумма файла GBZ-архива (md5sum)</text:p>
      <text:p text:style-name="P15">size<text:tab/>Размер сжатого GBZ-архива, в байтах</text:p>
      <text:p text:style-name="P15">jobtime<text:tab/>Время выполнения задания по созданию этого бэкапа, в секундах</text:p>
      <text:p text:style-name="P23"/>
      <text:h text:style-name="P29" text:outline-level="3"><text:bookmark-start text:name="__RefHeading___Toc5559_656313076"/>Журнал восстановления текущей БД<text:bookmark-end text:name="__RefHeading___Toc5559_656313076"/></text:h>
      <text:p text:style-name="P23">В отдельном журнале <text:span text:style-name="T2">/home/firebird/restored.log</text:span> фиксируются все события восстановления текущей БД, когда скрипт <text:span text:style-name="T2">/root/ic-restore</text:span> запускается с ключом «<text:span text:style-name="T2">-r</text:span>» администратором вручную или же при автоматическом разрешении ситуации после сбоя.</text:p>
      <text:p text:style-name="P23"/>
      <text:h text:style-name="P30" text:outline-level="2"><text:bookmark-start text:name="__RefHeading___Toc5561_656313076"/>Резервное копирование БД «Инфоклиника»<text:bookmark-end text:name="__RefHeading___Toc5561_656313076"/></text:h>
      <text:p text:style-name="P23">Чтобы создать резервную копию текущей (рабочей) БД «прямо сейчас», нужно запустить скрипт <text:span text:style-name="T2">/root/ic-backup</text:span> вообще без параметров. Использование штатной утилиты <text:span text:style-name="T2">GBAK</text:span> рекомендуется только в очень специфических ситуациях – для изменения системных параметров текущей БД или сохранения/восстановления БД до и после обновления версии пакета Firebird. Резервное копирование GBAK'ом не оказывает влияния на текущую цепочку <text:soft-page-break/>инкрементальных бэкапов. Использовать штатную утилиту <text:span text:style-name="T2">NBACKUP</text:span> вообще не рекомендуется – в большинстве случаев текущая цепочка инкрементальных бэкапов будет разрушена, да и всё необходимое выполняется скрпитом <text:span text:style-name="T2">/root/ic-backup</text:span>. Этот скрипт бэкапит текущую (рабочую) БД – <text:span text:style-name="T2">/tmp/fb-database/DATABASE.fdb</text:span>, но только, если запущена служба <text:span text:style-name="T2">ic-cluster</text:span> на ведущем узле кластера и в т.н. «рабочем каталоге» <text:span text:style-name="T2">/tmp/fb-database</text:span> есть файл <text:span text:style-name="T2">DATABASE.service</text:span>. Кроме того, если скрипт уже запускался в эту минуту и создал бэкап, то повторный запуск будет проигнорирован. Если же при запуске скрипта обнаружится, что ещё не выполнено предыдущее задание, повторный запуск не просто игнорируется: также отправляется уведомление администраторам. Этот скрипт умеет обрабатывать множество нештатных ситуаций, автоматически разрешать их, минимизировать потери и направлять администраторам уведомления различного типа. Однако каждый тип уведомления отправляется только один раз, и чтобы возобновить отправку таких уведомлений, после обработки ошибочной ситуации следует удалить <text:span text:style-name="T20">каталог</text:span> <text:span text:style-name="T2">/var/run/ic-backup</text:span> со всем содержимым на каждом сервере кластера <text:span text:style-name="T20">FIREBIRD</text:span>.</text:p>
      <text:p text:style-name="P23"/>
      <text:p text:style-name="P23">При первом запуске <text:span text:style-name="T2">/root/ic-backup</text:span> в течении суток, создаётся полный ежесуточный бэкап GBZ, а также инкрементальный бэкап NGZ 0-го уровня. Обычно это выполняется автоматически в 06:45 утра по CRON'у, но, теоретически, может возникнуть такая ситуация, когда этот скрипт будет впервые запущен в рабочее время клиники – тогда администраторы получат соответствующее уведомление. Сильно упрощённый алгоритм т.н. «ночного бэкапа»:</text:p>
      <text:p text:style-name="P23"/>
      <text:list xml:id="list1871522061" text:style-name="L12">
        <text:list-item>
          <text:p text:style-name="P22">Останавливаем Firebird</text:p>
        </text:list-item>
        <text:list-item>
          <text:p text:style-name="P22">Копируем образ рабочей БД из оперативки на жёсткий диск (создаём теневую копию рабочей БД, чтобы далее работать только с этой теневой копией)</text:p>
        </text:list-item>
        <text:list-item>
          <text:p text:style-name="P22">Запускаем Firebird (это необходимо для шагов с 4 по 7)</text:p>
        </text:list-item>
        <text:list-item>
          <text:p text:style-name="P22">Оптимизируем теневую копию БД - «чистим мусор» (/usr/bin/gfix -sweep)</text:p>
        </text:list-item>
        <text:list-item>
          <text:p text:style-name="P22">Выгружаем данные GBAK'ом из теневой копии в FBK-файл (как раз на этом шаге мы делаем полный суточный бэкап)</text:p>
        </text:list-item>
        <text:list-item>
          <text:p text:style-name="P22">Создаём GBAK'ом новую (тестовую) БД из FBK-файла</text:p>
        </text:list-item>
        <text:list-item>
          <text:p text:style-name="P22">Выполняем полную проверку тестовой БД (/usr/bin/gfix -validate -full)</text:p>
        </text:list-item>
        <text:list-item>
          <text:p text:style-name="P22">Снова останавливаем Firebird</text:p>
        </text:list-item>
        <text:list-item>
          <text:p text:style-name="P22">Заменяем тестовой рабочую БД (здесь оригинал БД будет утерян безвозвратно)</text:p>
        </text:list-item>
        <text:list-item>
          <text:p text:style-name="P22">Снова запускаем Firebird</text:p>
        </text:list-item>
        <text:list-item>
          <text:p text:style-name="P22">Сжимаем полный суточный бэкап .fbk BZIP'ом</text:p>
        </text:list-item>
        <text:list-item>
          <text:p text:style-name="P22">Считаем контрольную сумму MD5 полученного GBZ-архива</text:p>
        </text:list-item>
        <text:list-item>
          <text:p text:style-name="P22">Сбрасываем из оперативки все буферы на жёсткий диск (в нашем случае архитектура DRBD здесь подразумевает сброс на жёсткие диски обоих серверов кластера FIREBIRD)</text:p>
        </text:list-item>
        <text:list-item>
          <text:p text:style-name="P22">Окончательно перемещаем получившийся GBZ-архив в постоянное место хранения и добавляем в журнал сопутствующую мета-информацию</text:p>
        </text:list-item>
        <text:list-item>
          <text:p text:style-name="P22">Создаём дифференциальный NGZ бэкап 0-го уровня</text:p>
        </text:list-item>
      </text:list>
      <text:p text:style-name="P23"/>
      <text:p text:style-name="P23">Вся процедура создания полного ежесуточного бэкапа GBZ и бэкапа NGZ 0-го уровня занимает порядка 7 минут. Обработка ошибок здесь опущена, но она есть. И это не только уведомление админов по E-mail, но и максимально доступный способ вернуть сервер в исходное рабочее состояние с полной отменой всего, что было создано, чтобы к утру с БД можно было работать, даже если не удастся сделать т.н. «ночной бэкап».</text:p>
      <text:p text:style-name="P23"/>
      <text:p text:style-name="P23">Инкрементальные бэкапы 0-го и 1-го уровня создаются не только в начале суток и в начале каждого часа, но и по мере необходимости, когда рвётся цепочка связанных резервных копий. <text:soft-page-break/>Разрыв цепочки отлеживается автоматически скриптом <text:span text:style-name="T2">/root/ic-backup</text:span>, администратор может не беспокоиться об этом, когда в течении рабочего дня потребуется восстановить текущую БД из какой-нибудь резервной копии.</text:p>
      <text:p text:style-name="P23"/>
      <text:p text:style-name="P23">Административные уведомления типа «<text:span text:style-name="T2">СЕРВЕР-N требует вашего немедленного вмешательства (ic-backup)</text:span>» достаточно информативны, чтобы разобраться и исправить ситуацию, если это необходимо. Например:</text:p>
      <text:p text:style-name="P28"/>
      <text:p text:style-name="P23"/>
      <text:p text:style-name="P20">Во время выполнения скрипта /root/ic-backup,</text:p>
      <text:p text:style-name="P20">запущенного 2014-11-16 в 11:45,</text:p>
      <text:p text:style-name="P20">не удалось заблокировать рабочий каталог '/tmp/fb-database'.</text:p>
      <text:p text:style-name="P20"/>
      <text:p text:style-name="P20">Наиболее <text:s/>вероятная причина сбоя: <text:s/>данный скрипт <text:s/>был <text:s/>запущен</text:p>
      <text:p text:style-name="P20">повторно, предыдущий запуск ещё не завершил выполнение задания.</text:p>
      <text:p text:style-name="P20">Возможно, <text:s/>сервер сейчас <text:s/>слишком сильно перегружен. <text:s/>Возможно,</text:p>
      <text:p text:style-name="P20">создаётся полный бэкап либо диффиренциальный бэкап 0-го уровня</text:p>
      <text:p text:style-name="P20">в рабочее время клиники, чего в норме быть не должно.</text:p>
      <text:p text:style-name="P20"/>
      <text:p text:style-name="P20">Если ничего такого сейчас не запущено, достаточно удалить файл</text:p>
      <text:p text:style-name="P20">'/tmp/fb-database/DIRLOCKED', после чего автосохранение возобновится</text:p>
      <text:p text:style-name="P20">в обычном режиме. На активном узле кластера автосохранение должно</text:p>
      <text:p text:style-name="P20">работать постоянно.</text:p>
      <text:p text:style-name="P20"/>
      <text:p text:style-name="P20">Пожалуйста, не отвечайте на это сообщение.</text:p>
      <text:p text:style-name="P20">Оно создаётся автоматически на хосте node2.</text:p>
      <text:p text:style-name="P20">Если ситуация повторится, новые сообщения не будут</text:p>
      <text:p text:style-name="P20">отправлены вам до тех пор, пока вы не удалите файл</text:p>
      <text:p text:style-name="P20">/var/run/ic-backup/3.msg на хосте node2.</text:p>
      <text:p text:style-name="P28"/>
      <text:h text:style-name="P30" text:outline-level="2"><text:bookmark-start text:name="__RefHeading___Toc5563_656313076"/>Поиск резервных копий БД «Инфоклиника»<text:bookmark-end text:name="__RefHeading___Toc5563_656313076"/></text:h>
      <text:p text:style-name="P23">Прежде чем восстанавливать БД, необходимо найти подходящую резервную копию. Можно восстанавливать БД из архивных (полных месячных) бэкапов GBZ, из полных ежесуточных бэкапов GBZ, из дифференциальных бэкапов NGZ любого уровня, но в этом случае должна учитываться вся цепочка зависимости: от бэкапа NGZ 0-го уровня зависят все остальные бэкапы, сделанные в течении тех же суток, NGZ бэкапам 2-го уровня также требуется бэкап NGZ 1-го уровня, сделанный в начале того же часа. Скрипт <text:span text:style-name="T2">/root/ic-search</text:span> умеет искать в хранилище резервных копий, фильтровать, сортировать и проверять целостность связанных бэкапов. Например, команды:</text:p>
      <text:p text:style-name="P23"/>
      <text:p text:style-name="P15">/root/ic-search -l -v -L -LP</text:p>
      <text:p text:style-name="P15">/root/ic-search -l -v -L -lh</text:p>
      <text:p text:style-name="P23"/>
      <text:p text:style-name="P23">в большинстве случаев покажут одинаковый результат, но выполняться они будут с разной скоростью (это очень сильно заметно), поскольку используют разные алгоритмы и область поиска. В первом случае поиск выполняется только по тем инкрементальным бэкапам, на которые ссылаются файлы <text:span text:style-name="T2">LAST</text:span> и <text:span text:style-name="T2">PREV</text:span> хранилища резервных копий. Во втором случае поиск выполняется по всем инкрементальным бэкапам, а это не только поиск файла по имени, но и анализ содержимого каждого встретившегося по пути файла мета-данных архива. В некоторых случаях это ещё и проверка контрольных сумм, размеров файлов.</text:p>
      <text:p text:style-name="P23">Другие примеры использования скрипта поиска бэкапов:</text:p>
      <text:p text:style-name="P23"/>
      <text:p text:style-name="P15"># Показать все инкрементальные бэкапы прошлой календарной недели, сделанные в 21:55</text:p>
      <text:p text:style-name="P15">/root/ic-search -pw -H 21 -m 55</text:p>
      <text:p text:style-name="P15"/>
      <text:p text:style-name="P15"># То же самое, но ещё проверять контрольные суммы и вывести только самый последний бэкап</text:p>
      <text:p text:style-name="P15">/root/ic-search -pw -H 21 -m 55 -v -L</text:p>
      <text:p text:style-name="P15"/>
      <text:p text:style-name="P15"><text:soft-page-break/># Показать самые последние «заведомо рабочие» инкрементальные бэкапы (по ссылкам LAST и PREV)</text:p>
      <text:p text:style-name="P15">/root/ic-search -l -v -LP</text:p>
      <text:p text:style-name="P15"/>
      <text:p text:style-name="P15"># Показать полный ежесуточный бэкап за 7 число прошлого месяца</text:p>
      <text:p text:style-name="P15">/root/ic-search -F -pm -D 07</text:p>
      <text:p text:style-name="P15"/>
      <text:p text:style-name="P15"># Показать все «заведомо рабочие» инкрементальные бэкапы, созданные в пятницу, в 13 часов</text:p>
      <text:p text:style-name="P15">/root/ic-search -l -v -W Fri -H 13</text:p>
      <text:p text:style-name="P15"/>
      <text:p text:style-name="P15"># Показать вчерашние инкрементальные бэкапы 1-го уровня, сделанные в 15 часов</text:p>
      <text:p text:style-name="P15">/root/ic-search -l -L1 -y -H 15</text:p>
      <text:p text:style-name="P15"/>
      <text:p text:style-name="P15"># Показать все архивные бэкапы</text:p>
      <text:p text:style-name="P15">/root/ic-search -A</text:p>
      <text:p text:style-name="P23"/>
      <text:p text:style-name="P23">См. также полный список параметров скрипта в приложении.</text:p>
      <text:p text:style-name="P23"/>
      <text:h text:style-name="P30" text:outline-level="2"><text:bookmark-start text:name="__RefHeading___Toc5565_656313076"/>Восстановление БД «Инфоклиника» из резервных копий<text:bookmark-end text:name="__RefHeading___Toc5565_656313076"/></text:h>
      <text:p text:style-name="P23">Скрипт <text:span text:style-name="T2">/root/ic-restore</text:span> предназначен для восстановления БД из резервной копии любого типа, созданного скриптом <text:span text:style-name="T2">/root/ic-backup</text:span>. Использование штатной утилиты <text:span text:style-name="T2">GBAK</text:span> может иметь место в крайне редких случаях, когда требуется изменить некоторые параметры БД, такие, как размер страницы или владельца БД. В ручном использовании штатной утилиты <text:span text:style-name="T2">NBACKUP</text:span> вообще нет никакого смысла. В любом случае, при восстановлении текущей (рабочей) БД, цепочка сегодняшних инкрементальных бэкапов обрывается на последнем сделанном бэкапе и начинается заново с NGZ бэкапа 0-го уровня – это автоматически обеспечивается скриптом <text:span text:style-name="T2">/root/ic-backup</text:span>.</text:p>
      <text:p text:style-name="P23"/>
      <text:p text:style-name="P23">Скрипту <text:span text:style-name="T2">/root/ic-restore</text:span> необходимо указать файл резервной копии, из которого будет производиться восстановление БД. Причём, путь к файлу задаётся всегда относительно хранилища резервных копий, что, впрочем, удобно и интуитивно понятно, когда перед восстановлением используется скрипт поиска необходимого бэкапа <text:span text:style-name="T2">/root/ic-search</text:span>. Чтобы восстановить БД из NGZ бэкапа 2-го уровня, достаточно сослаться только на один этот архив. Например:</text:p>
      <text:p text:style-name="P23"/>
      <text:p text:style-name="P15"># Ищем последний «заведомо рабочий» бэкап, созданный вчера, в 17 часов XX минут</text:p>
      <text:p text:style-name="P15">/root/ic-search -l -L -v -y -H 17</text:p>
      <text:p text:style-name="P15"/>
      <text:p text:style-name="P15"># Допустим, в результате был найден бэкап 2-го уровня:</text:p>
      <text:p text:style-name="P15">2 Thu/1755.ngz 2014-12-04 06:45 17:00 17:55</text:p>
      <text:p text:style-name="P15"/>
      <text:p text:style-name="P15"># Восстанавливаем из него БД</text:p>
      <text:p text:style-name="P15">/root/ic-restore Thu/1755.ngz</text:p>
      <text:p text:style-name="P23"/>
      <text:p text:style-name="P23">В данном примере БД будет восстановлена из трёх инкрементальных бэкапов: Thu/0645.ngz, Thu/1700.ngz и Thu/1755.ngz в файл <text:span text:style-name="T2">/tmp/fb-database/RESTORED.fdb</text:span>, т.е. в оперативку, без замены текущей (рабочей) БД. Таково поведение скрипта по умолчанию. Чтобы заменить текущую БД, нужно использовать ключ «-r» (--replace), а служба <text:span text:style-name="T2">ic-cluster</text:span> д.б. запущена.<text:line-break/>При замене рабочей БД, в случае успеха, в системный журнал записывается событие с тегом <text:span text:style-name="T2">ic-restore</text:span>. Оно также сохраняется в отдельном журнале <text:span text:style-name="T2">/home/firebird/restroed.log</text:span>.</text:p>
      <text:p text:style-name="P23"/>
      <text:p text:style-name="P23">Вместо файла бэкапа можно указать ключ «-l» (--last), предписывающего восстановить БД из последнего или предпоследнего «заведомо рабочего» инкрементального бэкапа, на который указывают файлы <text:span text:style-name="T2">LAST</text:span>/<text:span text:style-name="T2">PREV</text:span> хранилища резервных копий, либо из файла <text:span text:style-name="T2">OLD.fdb</text:span>, если он обновлялся позднее, другими словами – из самого последнего рабочего бэкапа или из рабочей копии БД. Это специальный режим восстановления используется, в частности, при запуске службы <text:span text:style-name="T2">ic-cluster</text:span> после сбоя, когда на DRBD-диске не окажется образа рабочей БД <text:soft-page-break/><text:span text:style-name="T2">/home/firebird/DATABASE.fdb</text:span>.</text:p>
      <text:p text:style-name="P23"/>
      <text:p text:style-name="P23">Другой пример:</text:p>
      <text:p text:style-name="P23"/>
      <text:p text:style-name="P15"># Восстанавливаем БД из архивного бэкапа (начало ноября 2014) в указанный FDB-файл</text:p>
      <text:p text:style-name="P15">/root/ic-restore archive/2014-11.gbz /home/firebird/november.fdb</text:p>
      <text:p text:style-name="P23"/>
      <text:p text:style-name="P23">См. также полный список параметров скрипта в приложении.</text:p>
      <text:p text:style-name="P23"/>
      <text:h text:style-name="Heading_20_2" text:outline-level="2"><text:bookmark-start text:name="__RefHeading___Toc5505_656313076"/>Передача резервному узлу кластера роли ведущего узла<text:bookmark-end text:name="__RefHeading___Toc5505_656313076"/></text:h>
      <text:p text:style-name="Standard">Прежде чем вручную передать серверу роль ведущего узла кластера, необходимо перевести сервер, выполняющий роль ведущего узла, в режим резервного узла. После этого необходимо убедиться, что оба сервера выполняют роль ведомого сетевого диска (DRBD Secondary). Для этого можно использовать команду `<text:span text:style-name="T2">wh</text:span><text:span text:style-name="T7">ac</text:span>`. В кластере не может (и не должно) быть двух ведущих узлов!</text:p>
      <text:p text:style-name="Standard"/>
      <text:p text:style-name="Standard">Процесс передачи резервному узлу кластера роли ведущего узла стартует автоматически через 5 секунд после того, как ведущий узел перестанет отвечать на запросы UCARP, либо окажется отключенным от сети (как вариант, сгорит или уйдёт на перезагрузку). Передача роли ведущего узла может занять некоторое время, необходимое для запуска всех кластерных служб. Обычно этот процесс занимает от нескольких секунд, до одной минуты. Дольше всего запускается <text:span text:style-name="T2">ic-cluster</text:span>, что обусловлено необходимостью искать подходящий последний «рабочий» бэкап и восстанавливать из него БД «Инфоклиника» на TMPFS-раздел.</text:p>
      <text:p text:style-name="Standard"/>
      <text:p text:style-name="Standard">Получив роль ведущего узла кластера, сервер немедленно уведомит о случившемся администраторов по электропочте. Если соответствующее письмо не было следствием ручной передачи управления с одного сервера на другой, необходимо срочно принять меры. Скорее всего, эти меры будут связаны с ремонтом «железа» «упавшего» сервера. Но сначала нужно отключить «выпавший» из кластера сервер от центрального коммутатора, а по мере возвращения его в локальную сеть, прежде всего, решить проблему <text:span text:style-name="T2">split-brain</text:span>.</text:p>
      <text:p text:style-name="Standard"/>
      <text:p text:style-name="Standard">Полученное администратором письмо позволит достоверно оценить критичность ситуации. Рассмотрим это на примерах.</text:p>
      <text:p text:style-name="P9"/>
      <text:p text:style-name="P4"/>
      <text:p text:style-name="P11"><text:span text:style-name="T20">node</text:span>1 принимает роль ведущего узла кластера:</text:p>
      <text:p text:style-name="P11"/>
      <text:p text:style-name="P11">mount: wrong fs type, bad option, bad superblock on /dev/drbd0,</text:p>
      <text:p text:style-name="P11"><text:s text:c="7"/>missing codepage or helper program, or other error</text:p>
      <text:p text:style-name="P11"><text:s text:c="7"/>In some cases useful info is found in syslog - try</text:p>
      <text:p text:style-name="P11"><text:s text:c="7"/>dmesg | tail <text:s/>or so</text:p>
      <text:p text:style-name="P11"/>
      <text:p text:style-name="P11">/sbin/fsck.jfs version 1.1.15, 04-Mar-2011</text:p>
      <text:p text:style-name="P11">processing started: 11/23/2014 14:56:41</text:p>
      <text:p text:style-name="P11">The current device is: <text:s/>/dev/drbd0</text:p>
      <text:p text:style-name="P11">Block size in bytes: <text:s/>4096</text:p>
      <text:p text:style-name="P11">Filesystem size in blocks: <text:s/>214650016</text:p>
      <text:p text:style-name="P11">**Phase 0 - Replay Journal Log</text:p>
      <text:p text:style-name="P11">**Phase 1 - Check Blocks, Files/Directories, and <text:s/>Directory Entries</text:p>
      <text:p text:style-name="P11">**Phase 2 - Count links</text:p>
      <text:p text:style-name="P11">**Phase 3 - Duplicate Block Rescan and Directory Connectedness</text:p>
      <text:p text:style-name="P11">**Phase 4 - Report Problems</text:p>
      <text:p text:style-name="P11">**Phase 5 - Check Connectivity</text:p>
      <text:p text:style-name="P11">**Phase 6 - Perform Approved Corrections</text:p>
      <text:p text:style-name="P11">**Phase 7 - Rebuild File/Directory Allocation Maps</text:p>
      <text:p text:style-name="P11">**Phase 8 - Rebuild Disk Allocation Maps</text:p>
      <text:p text:style-name="P11">858600064 kilobytes total disk space.</text:p>
      <text:p text:style-name="P11"><text:soft-page-break/><text:s text:c="6"/>473 kilobytes in 34 directories.</text:p>
      <text:p text:style-name="P11"><text:s/>22043356 kilobytes in 4849 user files.</text:p>
      <text:p text:style-name="P11"><text:s text:c="7"/>52 kilobytes in extended attributes</text:p>
      <text:p text:style-name="P11"><text:s text:c="3"/>264121 kilobytes reserved for system use.</text:p>
      <text:p text:style-name="P11">836293008 kilobytes are available for use.</text:p>
      <text:p text:style-name="P11">Filesystem is clean.</text:p>
      <text:p text:style-name="P11">Starting Firebird 2.5 super server...done.</text:p>
      <text:p text:style-name="P11"/>
      <text:p text:style-name="P11">/var/log/daemon.log tail:</text:p>
      <text:p text:style-name="P11">Nov 23 14:56:41 <text:span text:style-name="T20">node</text:span>1 ucarp[1630]: [WARNING] Switching to state: MASTER</text:p>
      <text:p text:style-name="P11">Nov 23 14:56:41 <text:span text:style-name="T20">node</text:span>1 ucarp[1630]: [WARNING] Spawning [/root/vip-up bond0 10.0.0.9]</text:p>
      <text:p text:style-name="P11">Nov 23 14:57:03 <text:span text:style-name="T20">node</text:span>1 ic-restore: Database restored from the backup (/home/firebird/Sun/1455.ngz)</text:p>
      <text:p text:style-name="P11"/>
      <text:p text:style-name="P11">bond0:ucarp Link encap:Ethernet <text:s/>HWaddr 00:13:21:<text:span text:style-name="T26">e0</text:span>:f<text:span text:style-name="T26">3</text:span>:93</text:p>
      <text:p text:style-name="P11"><text:s text:c="10"/>inet addr:10.0.0.9 <text:s/>Bcast:10.0.0.255 <text:s/>Mask:255.255.255.0</text:p>
      <text:p text:style-name="P11"><text:s text:c="10"/>UP BROADCAST RUNNING MASTER MULTICAST <text:s/>MTU:1500 <text:s/>Metric:1</text:p>
      <text:p text:style-name="P11"/>
      <text:p text:style-name="P11">version: 8.3.11 (api:88/proto:86-96)</text:p>
      <text:p text:style-name="P11">srcversion: F937DCB2E5D83C6CCE4A6C9 </text:p>
      <text:p text:style-name="P11"><text:s/>0: cs:WFConnection ro:Primary/Unknown ds:UpToDate/DUnknown C r-----</text:p>
      <text:p text:style-name="P11"><text:s text:c="4"/>ns:0 nr:4954832 dw:6278464 dr:483184 al:364 bm:5 lo:0 pe:0 ua:0 ap:0 ep:1 wo:d oos:1218140</text:p>
      <text:p text:style-name="P11"/>
      <text:p text:style-name="P11"/>
      <text:p text:style-name="P11">Filesystem <text:s text:c="8"/>Size <text:s/>Used Avail Use% Mounted on</text:p>
      <text:p text:style-name="P11">/dev/cciss/c0d0p2 <text:s/>3.5G <text:s/>842M <text:s/>2.7G <text:s/>24% /</text:p>
      <text:p text:style-name="P11">shm <text:s text:c="15"/>4.0G <text:s/>662M <text:s/>3.4G <text:s/>17% /tmp</text:p>
      <text:p text:style-name="P13">/dev/drbd0 <text:s text:c="8"/>819G <text:s text:c="2"/>22G <text:s/>798G <text:s text:c="2"/>3% /home</text:p>
      <text:p text:style-name="P12"/>
      <text:p text:style-name="Standard"/>
      <text:p text:style-name="Standard">Сообщение «mount: wrong fs type, bad option, bad superblock...» на самом деле говорит о том, что с первого раза не удалось смонтировать DRBD-диск в <text:span text:style-name="T20">каталог</text:span> <text:span text:style-name="T2">/home</text:span>. Логично, если <text:span text:style-name="T2">/home</text:span> не был предварительно корректно отмонтирован, что уже говорит о том, что ситуации предшествовал сбой на ведущем узле <text:span text:style-name="T4">node</text:span><text:span text:style-name="T2">2</text:span>. Далее мы видим успешную попытку исправить ситуацию: запуск /sbin/fsck.jfs в конечном итоге привёл к сообщению «Filesystem is clean». И сразу после этого мы видим успешный запуск службы СУБД Firebird. Значит, повторно <text:span text:style-name="T2">/home</text:span> был смонтирован уже без ошибок. Очень важно самое последнее сообщение журнала <text:span text:style-name="T2">/var/log/daemon.log</text:span>:</text:p>
      <text:p text:style-name="Standard"/>
      <text:p text:style-name="P11">Nov 23 14:57:03 <text:span text:style-name="T20">node</text:span>1 ic-restore: Database restored from the backup (/home/firebird/Sun/1455.ngz)</text:p>
      <text:p text:style-name="Standard"/>
      <text:p text:style-name="Standard">На часах сервера <text:span text:style-name="T2">node1</text:span> 14:57, а последний «гарантировано рабочий» бэкап на сервере <text:span text:style-name="T2">node2</text:span> был создан в 14:55, т.е. ещё две минуты назад <text:span text:style-name="T2">node2</text:span> был полностью исправен. Что-то фатальное произошло именно в последние две минуты. Сообщение от скрипта <text:span text:style-name="T2">ic-restore</text:span> «<text:span text:style-name="T9">Database restored from the backup...</text:span>» говорит о том, что данной ситуации предшествовал сбой на ведущем узле кластера. Сообщение «Database restored from the last saved image (/home/firebird/OLD.fdb)» от <text:span text:style-name="T2">ic-restore</text:span> говорило бы ровно о том же – ситуации предшествовал сбой на ведущем узле кластера <text:span text:style-name="T2">node2</text:span>. Просто <text:span text:style-name="T2">ic-restore</text:span> по метке времени выбирает более позднюю версию БД.</text:p>
      <text:p text:style-name="Standard"/>
      <text:p text:style-name="Standard">Строка <text:span text:style-name="T11">«cs:WFConnection ro:Primary/Unknown ds:UpToDate/DUnknown» прямо указывает на проблему с сервером </text:span><text:span text:style-name="T12">node2</text:span><text:span text:style-name="T11"> – связи с ним сейчас нет, сетевой диск </text:span><text:span text:style-name="T12">node1</text:span><text:span text:style-name="T11"> работает в режиме Primary (без DRBD Secondary). Поскольку раздел </text:span><text:span text:style-name="T12">/home</text:span><text:span text:style-name="T11"> был успешно смонтирован и диск работает на </text:span><text:span text:style-name="T12">node1</text:span><text:span text:style-name="T11"> в режиме Primary, интерфейс </text:span><text:span text:style-name="T12">bond0:ucarp</text:span><text:span text:style-name="T11"> «поднялся», получив IP-адрес 10.0.0.9, а службы кластера успешно запустились, можно говорить о том, что сбой на </text:span><text:span text:style-name="T12">node2</text:span><text:span text:style-name="T11"> был автоматически исправлен быстрым поднятием резервного сервера </text:span><text:span text:style-name="T12">node1</text:span><text:span text:style-name="T11">. Это как раз то, для чего нужен отказоустойчивый кластер.</text:span></text:p>
      <text:p text:style-name="P5"/>
      <text:p text:style-name="Standard"><text:span text:style-name="T11">Однако нужно срочно решать проблему с </text:span><text:span text:style-name="T12">node2</text:span><text:span text:style-name="T11">, и начать с того, что как можно скорее отключить его от центрального коммутатора, а если он доступен для управления, то как можно скорее перевести его диск в режим DRBD Secondary и логически отключить от </text:span><text:span text:style-name="T12">node1</text:span><text:span text:style-name="T11"> </text:span><text:soft-page-break/><text:span text:style-name="T11">(командой `drbdadm disconnect all`). В противном случае нас поджидает неприятный сюрприз в виде ситуации </text:span><text:span text:style-name="T12">split-brain</text:span><text:span text:style-name="T11">, которая в автоматическим режиме может разрешится в пользу главенства диска </text:span><text:span text:style-name="T12">node2</text:span><text:span text:style-name="T11">: все данные, которые писались на </text:span><text:span text:style-name="T12">node1</text:span><text:span text:style-name="T11"> с момента падения </text:span><text:span text:style-name="T12">node2</text:span><text:span text:style-name="T11"> до момента его восстановления и «возврата в строй», будут утеряны! </text:span>А вот следующее письмо говорит о том, что нет повода для беспокойства – сервер получил управление в результате ручного управления, т.е. <text:span text:style-name="T2">node1</text:span> был ведущим, теперь им стал <text:span text:style-name="T2">node2</text:span>.</text:p>
      <text:p text:style-name="P9"/>
      <text:p text:style-name="Standard"/>
      <text:p text:style-name="P11">node2 принимает роль ведущего узла кластера:</text:p>
      <text:p text:style-name="P11"/>
      <text:p text:style-name="P11">Starting Firebird 2.5 super server...done.</text:p>
      <text:p text:style-name="P11"/>
      <text:p text:style-name="P11">/var/log/daemon.log tail:</text:p>
      <text:p text:style-name="P11">Nov 24 03:08:01 node2 ucarp[1639]: [WARNING] Switching to state: MASTER</text:p>
      <text:p text:style-name="P11">Nov 24 03:08:01 node2 ucarp[1639]: [WARNING] Spawning [/root/vip-up bond0 10.0.0.9]</text:p>
      <text:p text:style-name="P11">Nov 24 03:08:06 node2 ic-cluster: Using last saved database image (DATABASE.fdb)</text:p>
      <text:p text:style-name="P11"/>
      <text:p text:style-name="P11">bond0:ucarp Link encap:Ethernet <text:s/>HWaddr 00:12:79:d<text:span text:style-name="T26">7</text:span>:5<text:span text:style-name="T26">4</text:span>:03</text:p>
      <text:p text:style-name="P11"><text:s text:c="10"/>inet addr:10.0.0.9 <text:s/>Bcast:10.0.0.255 <text:s/>Mask:255.255.255.0</text:p>
      <text:p text:style-name="P11"><text:s text:c="10"/>UP BROADCAST RUNNING MASTER MULTICAST <text:s/>MTU:1500 <text:s/>Metric:1</text:p>
      <text:p text:style-name="P11"/>
      <text:p text:style-name="P11">version: 8.3.11 (api:88/proto:86-96)</text:p>
      <text:p text:style-name="P11">srcversion: F937DCB2E5D83C6CCE4A6C9 </text:p>
      <text:p text:style-name="P11"><text:s/>0: cs:Connected ro:Primary/Secondary ds:UpToDate/UpToDate C r-----</text:p>
      <text:p text:style-name="P11"><text:s text:c="4"/>ns:20 nr:677184 dw:677204 dr:677428 al:3 bm:0 lo:0 pe:0 ua:0 ap:0 ep:1 wo:d oos:0</text:p>
      <text:p text:style-name="P11"/>
      <text:p text:style-name="P11"><text:s text:c="3"/>physicaldrive 1:2 (port 1:id 2, 300 GB): OK</text:p>
      <text:p text:style-name="P11"><text:s text:c="3"/>physicaldrive 1:3 (port 1:id 3, 300 GB): OK</text:p>
      <text:p text:style-name="P11"><text:s text:c="3"/>physicaldrive 1:4 (port 1:id 4, 300 GB): OK</text:p>
      <text:p text:style-name="P11"><text:s text:c="3"/>physicaldrive 1:5 (port 1:id 5, 300 GB): OK</text:p>
      <text:p text:style-name="P11"><text:s text:c="3"/>physicaldrive 2:0 (port 2:id 0, 300 GB): OK</text:p>
      <text:p text:style-name="P11"><text:s text:c="3"/>physicaldrive 2:1 (port 2:id 1, 300 GB): OK</text:p>
      <text:p text:style-name="P11"/>
      <text:p text:style-name="P11">Filesystem <text:s text:c="8"/>Size <text:s/>Used Avail Use% Mounted on</text:p>
      <text:p text:style-name="P11">/dev/cciss/c0d0p2 <text:s/>3.5G <text:s/>799M <text:s/>2.7G <text:s/>23% /</text:p>
      <text:p text:style-name="P11">shm <text:s text:c="15"/>4.0G <text:s/>662M <text:s/>3.4G <text:s/>17% /tmp</text:p>
      <text:p text:style-name="P11">/dev/drbd0 <text:s text:c="8"/>819G <text:s text:c="2"/>21G <text:s/>799G <text:s text:c="2"/>3% /home</text:p>
      <text:p text:style-name="P10"/>
      <text:p text:style-name="Standard"/>
      <text:p text:style-name="Standard">Об этом же говорят следующие строки журнала <text:span text:style-name="T2">/var/log/daemon.log</text:span> сервера <text:span text:style-name="T2">node1</text:span>:</text:p>
      <text:p text:style-name="Standard"/>
      <text:p text:style-name="P2">Nov 24 03:03:33 node1 ucarp[1632]: [WARNING] Switching to state: MASTER</text:p>
      <text:p text:style-name="P2">Nov 24 03:03:33 node1 ucarp[1632]: [WARNING] Spawning [/root/vip-up bond0 10.0.0.9]</text:p>
      <text:p text:style-name="P2">Nov 24 03:07:19 node1 ic-cluster: Database image (DATABASE.fdb) saved</text:p>
      <text:p text:style-name="P2">Nov 24 03:07:55 node1 ucarp[1632]: [WARNING] Spawning [/root/vip-down bond0 10.0.0.9]</text:p>
      <text:p text:style-name="P2">Nov 24 03:08:30 node1 init: Switching to runlevel: 6</text:p>
      <text:p text:style-name="Standard"/>
      <text:p text:style-name="Standard">…и сервера <text:span text:style-name="T2">node2</text:span>:</text:p>
      <text:p text:style-name="Standard"/>
      <text:p text:style-name="P2">Nov 24 03:08:01 node2 ucarp[1639]: [WARNING] Switching to state: MASTER</text:p>
      <text:p text:style-name="P2">Nov 24 03:08:01 node2 ucarp[1639]: [WARNING] Spawning [/root/vip-up bond0 10.0.0.9]</text:p>
      <text:p text:style-name="P2">Nov 24 03:08:06 node2 ic-cluster: Using last saved database image (DATABASE.fdb)</text:p>
      <text:p text:style-name="Standard"/>
      <text:p text:style-name="Standard">По ним видно, что 24 ноября в 03:03:33 <text:span text:style-name="T2">node1</text:span> ещё был ведущим узлом кластера, но уже в 03:07:19 служба <text:span text:style-name="T2">ic-cluster</text:span> была на нём остановлена, она успешно сохранила образ БД <text:span text:style-name="T2">DATABASE.fdb</text:span> с TMPFS-раздела на сетевой диск, в 03:07:55 интерфейс <text:span text:style-name="T2">bond0:ucarp</text:span> был опущен и в 03:08:30 сервер <text:span text:style-name="T2">node1</text:span> ушёл на перезагрузку. При этом, сервер <text:span text:style-name="T2">node2</text:span> принял роль ведущего узла кластера в 03:08:01, а в 03:08:06 служба <text:span text:style-name="T2">ic-cluster</text:span><text:span text:style-name="T9"> на </text:span><text:span text:style-name="T2">node2</text:span><text:span text:style-name="T9"> </text:span>запустилась, переместив образ БД <text:span text:style-name="T2">DATABASE.fdb</text:span> с сетевого диска на TMPFS-раздел.</text:p>
      <text:p text:style-name="Standard"/>
      <text:p text:style-name="Standard">Но и без анализа журналов, только по информации в поступающих уведомлениях, можно уже сказать очень многое, даже не подключаясь к серверам.</text:p>
      <text:h text:style-name="Heading_20_2" text:outline-level="2"><text:bookmark-start text:name="__RefHeading___Toc5585_656313076"/><text:soft-page-break/>Приложения<text:bookmark-end text:name="__RefHeading___Toc5585_656313076"/></text:h>
      <text:h text:style-name="Heading_20_3" text:outline-level="3"><text:bookmark-start text:name="__RefHeading___Toc5587_656313076"/>/root/ic-restore<text:bookmark-end text:name="__RefHeading___Toc5587_656313076"/></text:h>
      <text:p text:style-name="P27">Использование: /root/ic-restore -h</text:p>
      <text:p text:style-name="P27"><text:s text:c="9"/><text:tab/>либо: /root/ic-restore {[-p] | -r | &lt;БазаДанных&gt;} {-l | &lt;Бэкап&gt;}</text:p>
      <text:p text:style-name="P27"/>
      <text:p text:style-name="P27">Всего параметорв может быть - один либо два, порядок - значения не имеет.</text:p>
      <text:p text:style-name="P27">Обо всех возможных параметрах очень коротко:</text:p>
      <text:p text:style-name="P27"/>
      <text:p text:style-name="P27"><text:s/>-h, --help<text:tab/><text:tab/>Показать данную инструкцию и выйти.</text:p>
      <text:p text:style-name="P27"><text:s/>-p, --prepare<text:tab/>Подготовить образ БД "RESTORED.fdb" на TMPFS-разделе (этот</text:p>
      <text:p text:style-name="P27"><text:s text:c="16"/><text:tab/><text:tab/>режим действует по умолчанию, когда указан только &lt;Бэкап&gt;).</text:p>
      <text:p text:style-name="P27"><text:s/>-r, --replace<text:tab/>Заменить рабочую БД на TMPFS-разделе образом восстановленной</text:p>
      <text:p text:style-name="P27"><text:s text:c="16"/><text:tab/><text:tab/>БД и перезапустить службу Firebird, если она была запущена</text:p>
      <text:p text:style-name="P27"><text:s text:c="16"/><text:tab/><text:tab/>(замена БД и перезапуск службы выполняются только в случае</text:p>
      <text:p text:style-name="P27"><text:s text:c="16"/><text:tab/><text:tab/>успешного восстановления БД из указанного бэкапа).</text:p>
      <text:p text:style-name="P27"><text:s/>-l, --last<text:tab/><text:tab/>Использовать последний или предпоследний инкрементальный бэкап,</text:p>
      <text:p text:style-name="P27"><text:s text:c="16"/><text:tab/><text:tab/>либо образ БД OLD.fdb из хранилища резервных копий (более новому</text:p>
      <text:p text:style-name="P27"><text:s text:c="16"/><text:tab/><text:tab/>и рабочему отдаётся предпочтение).</text:p>
      <text:p text:style-name="P27"><text:s/>&lt;БазаДанных&gt;<text:tab/>Полный или относительный путь к создаваемому файлу БД (".fdb").</text:p>
      <text:p text:style-name="P27"><text:s/>&lt;Бэкап&gt; <text:s text:c="7"/><text:tab/>Путь к существующему файлу полной (".gbz") либо инкрементальной</text:p>
      <text:p text:style-name="P27"><text:s text:c="16"/><text:tab/><text:tab/>(".ngz") резервной копии БД, указываемый относительно директории</text:p>
      <text:p text:style-name="P27"><text:s text:c="16"/><text:tab/><text:tab/>хранилища резервных копий.</text:p>
      <text:h text:style-name="Heading_20_3" text:outline-level="3"><text:bookmark-start text:name="__RefHeading___Toc5589_656313076"/>/root/ic-search<text:bookmark-end text:name="__RefHeading___Toc5589_656313076"/></text:h>
      <text:p text:style-name="P27">Использование: /root/ic-search -h | [другие опции...]</text:p>
      <text:p text:style-name="P27"/>
      <text:p text:style-name="P27">Рекомендуемые порядок и сочетаемость основных опций:</text:p>
      <text:p text:style-name="P27">[-1 | -l] [-f] [-L] [-v] [&lt;Область_поиска&gt;] [&lt;Временной_интервал&gt;]</text:p>
      <text:p text:style-name="P27"/>
      <text:p text:style-name="P27">где &lt;Область_поиска&gt; («где и как искать?») определяется как:</text:p>
      <text:p text:style-name="P27">{-A | -F | -L0 | -L1 | -L2 | -LP}, а &lt;Временной_интервал&gt; как:</text:p>
      <text:p text:style-name="P27">[-Y yy] [-M mm|-lm|-pm|-lw|-pw] [-W Wkd|-D dd|-t|-y] [-H hh|-lh|-ph] [-m xx]</text:p>
      <text:p text:style-name="P27"/>
      <text:p text:style-name="P27">Назначение каждой опции в отдельности:</text:p>
      <text:p text:style-name="P27"/>
      <text:p text:style-name="P27">Опции глобального действия:</text:p>
      <text:p text:style-name="P27"><text:s/>-h<text:tab/>Вывести данную страницу подсказки и выйти</text:p>
      <text:p text:style-name="P27"><text:s/>-1<text:tab/>Выводить только список файлов в одну колонку</text:p>
      <text:p text:style-name="P27"><text:s/>-l<text:tab/>Выводить сначала номер уровня (либо тип резервной копии)</text:p>
      <text:p text:style-name="P27"><text:s/>-f <text:tab/>Выводить полные, а не относительные пути к файлам бэкапов</text:p>
      <text:p text:style-name="P27"><text:s/>-L<text:tab/>Выводить только самую последнюю строку найденного результата</text:p>
      <text:p text:style-name="P27"><text:s/>-v<text:tab/>Включить проверку контрольных сумм файлов при контроле целостности</text:p>
      <text:p text:style-name="P27"><text:tab/>пригодных для восстановления цепочек резервных копий (данный параметр</text:p>
      <text:p text:style-name="P27"><text:tab/>значительно замедляет работу, рекомендуется использовать только после</text:p>
      <text:p text:style-name="P27"><text:tab/>максимального сужения выборки)</text:p>
      <text:p text:style-name="P27"/>
      <text:p text:style-name="P27">&lt;Область_поиска&gt;:</text:p>
      <text:p text:style-name="P27"><text:s/>-A<text:tab/>Ограничить поиск полными бэкапами (GBZ), перенесёнными в архив</text:p>
      <text:p text:style-name="P27"><text:s/>-F<text:tab/>Ограничить поиск полными бэкапами (GBZ) за последние 3 месяца</text:p>
      <text:p text:style-name="P27"><text:s/>-L0<text:tab/>Ограничить поиск инкрементальными бэкапами только 0-го уровня</text:p>
      <text:p text:style-name="P27"><text:s/>-L1<text:tab/>Ограничить поиск инкрементальными бэкапами 0-го и 1-го уровней</text:p>
      <text:p text:style-name="P27"><text:s/>-L2<text:tab/>Ограничить поиск инкрементальными бэкапами всех трёх уровней</text:p>
      <text:p text:style-name="P27"><text:s/>-LP<text:tab/>Ограничить поиск двумя последними инкрементальными бэкапами,</text:p>
      <text:p text:style-name="P27"><text:tab/>на которые указывают служебные файлы LAST и/или PREV</text:p>
      <text:p text:style-name="P27"/>
      <text:p text:style-name="P27">&lt;Временной_интервал&gt;:</text:p>
      <text:p text:style-name="P27"><text:s/>-Y yy<text:tab/>Искать в заданном годе &lt;yy&gt; - от 2014 (либо от 14 до 99)</text:p>
      <text:p text:style-name="P27"><text:s/>-M mm<text:tab/>Искать в заданном месяце &lt;mm&gt; - от 01 до 12</text:p>
      <text:p text:style-name="P27"><text:s/>-W Wkd<text:tab/>Искать только по заданному дню недели &lt;Wkd&gt; (Пн=Mon,</text:p>
      <text:p text:style-name="P27"><text:tab/>Вт=Tue, Ср=Wed, Чт=Thu, Пт=Fri, Сб=Sat, Вс=Sun) (*)</text:p>
      <text:p text:style-name="P27"><text:s/>-D dd<text:tab/>Искать по заданной дате месяца &lt;dd&gt; - от 01 до 31 (**)</text:p>
      <text:p text:style-name="P27"><text:s/>-H hh<text:tab/>Искать в заданном часе суток &lt;hh&gt; - от 00 до 23 (*)</text:p>
      <text:p text:style-name="P27"><text:s/>-m xx<text:tab/>Искать с заданным значением минут &lt;xx&gt; - от 00 до 59 (*)</text:p>
      <text:p text:style-name="P27"><text:s/>-lm<text:tab/>Ограничить поиск текущим месяцем (Last Month)</text:p>
      <text:p text:style-name="P27"><text:s/>-pm<text:tab/>Ограничить поиск прошедшим месяцем (Prev. Month)</text:p>
      <text:p text:style-name="P27"><text:s/>-lw<text:tab/>Ограничить поиск текущей неделей (Last Week) (**)</text:p>
      <text:p text:style-name="P27"><text:s/>-pw<text:tab/>Ограничить поиск прошедшей неделей (Prev. Week) (**)</text:p>
      <text:p text:style-name="P27"><text:s/>-t<text:tab/>Ограничить поиск текущими сутками (Today) (**)</text:p>
      <text:p text:style-name="P27"><text:s/>-y<text:tab/>Ограничить поиск прошедшими сутками (Yesterday) (**)</text:p>
      <text:p text:style-name="P27"><text:s/>-lh<text:tab/>Ограничить поиск текущим часом суток (Last Hour) (*)</text:p>
      <text:p text:style-name="P27"><text:s/>-ph<text:tab/>Ограничить поиск прошедшим часом суток (Prev. Hour) (*)</text:p>
      <text:p text:style-name="P27"/>
      <text:p text:style-name="P27"><text:s/>(*) <text:s text:c="3"/>Данный фильтр применим только к инкрементальным бэкапам</text:p>
      <text:p text:style-name="P27"><text:s/>(**) <text:s text:c="2"/>Данный фильтр неприменим к полным бэкапам, перенесённым в архив</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7:09:00</meta:creation-date>
    <dc:date>2019-09-27T01:26:28.247522624</dc:date>
    <meta:editing-duration>P21DT18H19M33S</meta:editing-duration>
    <meta:editing-cycles>131</meta:editing-cycles>
    <meta:generator>LibreOffice/6.2.6.2$Linux_X86_64 LibreOffice_project/20$Build-2</meta:generator>
    <dc:title>Кластер FIREBIRD</dc:title>
    <dc:subject>Администрирование</dc:subject>
    <meta:keyword>firebird</meta:keyword>
    <meta:keyword>Инфоклиника</meta:keyword>
    <meta:keyword>debian</meta:keyword>
    <meta:document-statistic meta:table-count="0" meta:image-count="0" meta:object-count="0" meta:page-count="19" meta:paragraph-count="491" meta:word-count="7088" meta:character-count="53242" meta:non-whitespace-character-count="46180"/>
  </office:meta>
</office:document-meta>
</file>